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445in"/>
    </style:style>
    <style:style style:name="co2" style:family="table-column">
      <style:table-column-properties fo:break-before="auto" style:column-width="1.0929in"/>
    </style:style>
    <style:style style:name="co3" style:family="table-column">
      <style:table-column-properties fo:break-before="auto" style:column-width="1.575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mp_nozzle" table:style-name="ta1">
        <table:shapes>
          <draw:frame draw:z-index="0" draw:style-name="gr1" draw:text-style-name="P1" svg:width="15.7339in" svg:height="8.663in" svg:x="4.0827in" svg:y="0.3512in">
            <draw:object draw:notify-on-update-of-ranges="temp_nozzle.A1:temp_nozzle.A1 temp_nozzle.A2:temp_nozzle.A1940 temp_nozzle.B1:temp_nozzle.B1 temp_nozzle.B2:temp_nozzle.B1940 temp_nozzle.C1:temp_nozzle.C1 temp_nozzle.C2:temp_nozzle.C194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ozzle temp [°C]</text:p>
          </table:table-cell>
          <table:table-cell office:value-type="string" calcext:value-type="string">
            <text:p>Target temp [°C]</text:p>
          </table:table-cell>
          <table:table-cell office:value-type="string" calcext:value-type="string">
            <text:p>Print fan PWM [0 .. 255]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93" calcext:value-type="float">
            <text:p>21.49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856" calcext:value-type="float">
            <text:p>21.985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776" calcext:value-type="float">
            <text:p>22.477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692" calcext:value-type="float">
            <text:p>22.969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604" calcext:value-type="float">
            <text:p>23.460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51" calcext:value-type="float">
            <text:p>23.95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4413" calcext:value-type="float">
            <text:p>24.441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931" calcext:value-type="float">
            <text:p>24.93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.4203" calcext:value-type="float">
            <text:p>25.420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.9091" calcext:value-type="float">
            <text:p>25.909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3974" calcext:value-type="float">
            <text:p>26.397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8853" calcext:value-type="float">
            <text:p>26.885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3727" calcext:value-type="float">
            <text:p>27.372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8596" calcext:value-type="float">
            <text:p>27.859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3461" calcext:value-type="float">
            <text:p>28.346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8321" calcext:value-type="float">
            <text:p>28.832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3177" calcext:value-type="float">
            <text:p>29.317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8028" calcext:value-type="float">
            <text:p>29.802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2874" calcext:value-type="float">
            <text:p>30.287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7715" calcext:value-type="float">
            <text:p>30.771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2552" calcext:value-type="float">
            <text:p>31.255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7385" calcext:value-type="float">
            <text:p>31.738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2212" calcext:value-type="float">
            <text:p>32.221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7035" calcext:value-type="float">
            <text:p>32.703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1853" calcext:value-type="float">
            <text:p>33.185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6667" calcext:value-type="float">
            <text:p>33.666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1476" calcext:value-type="float">
            <text:p>34.147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6281" calcext:value-type="float">
            <text:p>34.628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108" calcext:value-type="float">
            <text:p>35.10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5875" calcext:value-type="float">
            <text:p>35.587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0666" calcext:value-type="float">
            <text:p>36.066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5452" calcext:value-type="float">
            <text:p>36.545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0233" calcext:value-type="float">
            <text:p>37.023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501" calcext:value-type="float">
            <text:p>37.50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9782" calcext:value-type="float">
            <text:p>37.978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4549" calcext:value-type="float">
            <text:p>38.454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9312" calcext:value-type="float">
            <text:p>38.931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407" calcext:value-type="float">
            <text:p>39.40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8824" calcext:value-type="float">
            <text:p>39.882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3573" calcext:value-type="float">
            <text:p>40.357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8317" calcext:value-type="float">
            <text:p>40.831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.3057" calcext:value-type="float">
            <text:p>41.305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.7792" calcext:value-type="float">
            <text:p>41.779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.2522" calcext:value-type="float">
            <text:p>42.252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.7248" calcext:value-type="float">
            <text:p>42.724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.1969" calcext:value-type="float">
            <text:p>43.196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.6686" calcext:value-type="float">
            <text:p>43.668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.1398" calcext:value-type="float">
            <text:p>44.139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.6106" calcext:value-type="float">
            <text:p>44.610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.0809" calcext:value-type="float">
            <text:p>45.080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.5507" calcext:value-type="float">
            <text:p>45.550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.0201" calcext:value-type="float">
            <text:p>46.020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.489" calcext:value-type="float">
            <text:p>46.48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.9574" calcext:value-type="float">
            <text:p>46.957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.4254" calcext:value-type="float">
            <text:p>47.425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.893" calcext:value-type="float">
            <text:p>47.89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.36" calcext:value-type="float">
            <text:p>48.3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.8267" calcext:value-type="float">
            <text:p>48.826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.2928" calcext:value-type="float">
            <text:p>49.292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.7585" calcext:value-type="float">
            <text:p>49.758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.2238" calcext:value-type="float">
            <text:p>50.223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.6886" calcext:value-type="float">
            <text:p>50.688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.1529" calcext:value-type="float">
            <text:p>51.152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.6168" calcext:value-type="float">
            <text:p>51.616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.0802" calcext:value-type="float">
            <text:p>52.080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.5431" calcext:value-type="float">
            <text:p>52.543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.0057" calcext:value-type="float">
            <text:p>53.005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.4677" calcext:value-type="float">
            <text:p>53.467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.9293" calcext:value-type="float">
            <text:p>53.929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.3904" calcext:value-type="float">
            <text:p>54.390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.8511" calcext:value-type="float">
            <text:p>54.851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.3113" calcext:value-type="float">
            <text:p>55.311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.7711" calcext:value-type="float">
            <text:p>55.771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.2304" calcext:value-type="float">
            <text:p>56.230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.6893" calcext:value-type="float">
            <text:p>56.689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.1477" calcext:value-type="float">
            <text:p>57.147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.6056" calcext:value-type="float">
            <text:p>57.605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.0631" calcext:value-type="float">
            <text:p>58.063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.5202" calcext:value-type="float">
            <text:p>58.520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.9768" calcext:value-type="float">
            <text:p>58.976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.4329" calcext:value-type="float">
            <text:p>59.432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.8886" calcext:value-type="float">
            <text:p>59.888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.3438" calcext:value-type="float">
            <text:p>60.343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.7986" calcext:value-type="float">
            <text:p>60.798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.2529" calcext:value-type="float">
            <text:p>61.252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.7068" calcext:value-type="float">
            <text:p>61.706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.1602" calcext:value-type="float">
            <text:p>62.160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.6132" calcext:value-type="float">
            <text:p>62.613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.0657" calcext:value-type="float">
            <text:p>63.065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.5177" calcext:value-type="float">
            <text:p>63.517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.9693" calcext:value-type="float">
            <text:p>63.969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.4205" calcext:value-type="float">
            <text:p>64.420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.8712" calcext:value-type="float">
            <text:p>64.871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.3215" calcext:value-type="float">
            <text:p>65.321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.7713" calcext:value-type="float">
            <text:p>65.771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.2206" calcext:value-type="float">
            <text:p>66.220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.6695" calcext:value-type="float">
            <text:p>66.669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.118" calcext:value-type="float">
            <text:p>67.11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.566" calcext:value-type="float">
            <text:p>67.56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.0135" calcext:value-type="float">
            <text:p>68.013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.4607" calcext:value-type="float">
            <text:p>68.460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.9073" calcext:value-type="float">
            <text:p>68.907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.3535" calcext:value-type="float">
            <text:p>69.353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.7993" calcext:value-type="float">
            <text:p>69.799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.2446" calcext:value-type="float">
            <text:p>70.244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.6894" calcext:value-type="float">
            <text:p>70.689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1338" calcext:value-type="float">
            <text:p>71.133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5778" calcext:value-type="float">
            <text:p>71.577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.0213" calcext:value-type="float">
            <text:p>72.021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.4644" calcext:value-type="float">
            <text:p>72.464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.907" calcext:value-type="float">
            <text:p>72.90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.3492" calcext:value-type="float">
            <text:p>73.349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.7909" calcext:value-type="float">
            <text:p>73.790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.2322" calcext:value-type="float">
            <text:p>74.232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.673" calcext:value-type="float">
            <text:p>74.67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.1134" calcext:value-type="float">
            <text:p>75.113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.5533" calcext:value-type="float">
            <text:p>75.553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.9928" calcext:value-type="float">
            <text:p>75.992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.4319" calcext:value-type="float">
            <text:p>76.431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.8705" calcext:value-type="float">
            <text:p>76.870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.3086" calcext:value-type="float">
            <text:p>77.308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.7463" calcext:value-type="float">
            <text:p>77.746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.1836" calcext:value-type="float">
            <text:p>78.183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.6204" calcext:value-type="float">
            <text:p>78.620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.0568" calcext:value-type="float">
            <text:p>79.056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.4927" calcext:value-type="float">
            <text:p>79.492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.9282" calcext:value-type="float">
            <text:p>79.928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.3632" calcext:value-type="float">
            <text:p>80.363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.7978" calcext:value-type="float">
            <text:p>80.797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.232" calcext:value-type="float">
            <text:p>81.23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.6657" calcext:value-type="float">
            <text:p>81.665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.099" calcext:value-type="float">
            <text:p>82.09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.5318" calcext:value-type="float">
            <text:p>82.531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.9642" calcext:value-type="float">
            <text:p>82.964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.3962" calcext:value-type="float">
            <text:p>83.396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.8277" calcext:value-type="float">
            <text:p>83.827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.2587" calcext:value-type="float">
            <text:p>84.258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.6893" calcext:value-type="float">
            <text:p>84.689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.1195" calcext:value-type="float">
            <text:p>85.119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.5492" calcext:value-type="float">
            <text:p>85.549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.9785" calcext:value-type="float">
            <text:p>85.978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.4074" calcext:value-type="float">
            <text:p>86.407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.8358" calcext:value-type="float">
            <text:p>86.835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.2638" calcext:value-type="float">
            <text:p>87.263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.6913" calcext:value-type="float">
            <text:p>87.691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.1184" calcext:value-type="float">
            <text:p>88.118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.5451" calcext:value-type="float">
            <text:p>88.545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.9713" calcext:value-type="float">
            <text:p>88.971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.397" calcext:value-type="float">
            <text:p>89.39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.8224" calcext:value-type="float">
            <text:p>89.822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.2473" calcext:value-type="float">
            <text:p>90.247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.6717" calcext:value-type="float">
            <text:p>90.671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.0958" calcext:value-type="float">
            <text:p>91.095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.5193" calcext:value-type="float">
            <text:p>91.519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.9425" calcext:value-type="float">
            <text:p>91.942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.3652" calcext:value-type="float">
            <text:p>92.365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.7875" calcext:value-type="float">
            <text:p>92.787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.2093" calcext:value-type="float">
            <text:p>93.209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.6307" calcext:value-type="float">
            <text:p>93.630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.0517" calcext:value-type="float">
            <text:p>94.051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.4722" calcext:value-type="float">
            <text:p>94.472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.8923" calcext:value-type="float">
            <text:p>94.892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.3119" calcext:value-type="float">
            <text:p>95.311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.7312" calcext:value-type="float">
            <text:p>95.731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.1499" calcext:value-type="float">
            <text:p>96.149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.5683" calcext:value-type="float">
            <text:p>96.568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.9862" calcext:value-type="float">
            <text:p>96.986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.4037" calcext:value-type="float">
            <text:p>97.403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.8207" calcext:value-type="float">
            <text:p>97.820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2373" calcext:value-type="float">
            <text:p>98.237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6535" calcext:value-type="float">
            <text:p>98.653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0693" calcext:value-type="float">
            <text:p>99.069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4846" calcext:value-type="float">
            <text:p>99.484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8994" calcext:value-type="float">
            <text:p>99.899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314" calcext:value-type="float">
            <text:p>100.31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728" calcext:value-type="float">
            <text:p>100.72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141" calcext:value-type="float">
            <text:p>101.14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555" calcext:value-type="float">
            <text:p>101.55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.967" calcext:value-type="float">
            <text:p>101.96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38" calcext:value-type="float">
            <text:p>102.3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791" calcext:value-type="float">
            <text:p>102.79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203" calcext:value-type="float">
            <text:p>103.20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614" calcext:value-type="float">
            <text:p>103.61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.024" calcext:value-type="float">
            <text:p>104.02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.435" calcext:value-type="float">
            <text:p>104.43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.844" calcext:value-type="float">
            <text:p>104.84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.254" calcext:value-type="float">
            <text:p>105.25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.662" calcext:value-type="float">
            <text:p>105.66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.071" calcext:value-type="float">
            <text:p>106.07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.479" calcext:value-type="float">
            <text:p>106.47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.886" calcext:value-type="float">
            <text:p>106.88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.293" calcext:value-type="float">
            <text:p>107.29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.7" calcext:value-type="float">
            <text:p>107.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.106" calcext:value-type="float">
            <text:p>108.10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.512" calcext:value-type="float">
            <text:p>108.51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.918" calcext:value-type="float">
            <text:p>108.91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.323" calcext:value-type="float">
            <text:p>109.32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.727" calcext:value-type="float">
            <text:p>109.72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.131" calcext:value-type="float">
            <text:p>110.13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.535" calcext:value-type="float">
            <text:p>110.53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.938" calcext:value-type="float">
            <text:p>110.93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.341" calcext:value-type="float">
            <text:p>111.34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.744" calcext:value-type="float">
            <text:p>111.74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.146" calcext:value-type="float">
            <text:p>112.14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.547" calcext:value-type="float">
            <text:p>112.54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.948" calcext:value-type="float">
            <text:p>112.94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.349" calcext:value-type="float">
            <text:p>113.34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.749" calcext:value-type="float">
            <text:p>113.74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.149" calcext:value-type="float">
            <text:p>114.14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.549" calcext:value-type="float">
            <text:p>114.54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.948" calcext:value-type="float">
            <text:p>114.94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.346" calcext:value-type="float">
            <text:p>115.34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.744" calcext:value-type="float">
            <text:p>115.74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.142" calcext:value-type="float">
            <text:p>116.14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.539" calcext:value-type="float">
            <text:p>116.53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.936" calcext:value-type="float">
            <text:p>116.93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.333" calcext:value-type="float">
            <text:p>117.33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.729" calcext:value-type="float">
            <text:p>117.72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.125" calcext:value-type="float">
            <text:p>118.12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.52" calcext:value-type="float">
            <text:p>118.5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.915" calcext:value-type="float">
            <text:p>118.91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.309" calcext:value-type="float">
            <text:p>119.30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.703" calcext:value-type="float">
            <text:p>119.70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.096" calcext:value-type="float">
            <text:p>120.09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.49" calcext:value-type="float">
            <text:p>120.4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.882" calcext:value-type="float">
            <text:p>120.88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.275" calcext:value-type="float">
            <text:p>121.27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.666" calcext:value-type="float">
            <text:p>121.66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.058" calcext:value-type="float">
            <text:p>122.05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.449" calcext:value-type="float">
            <text:p>122.44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.839" calcext:value-type="float">
            <text:p>122.83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.23" calcext:value-type="float">
            <text:p>123.2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.619" calcext:value-type="float">
            <text:p>123.61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.009" calcext:value-type="float">
            <text:p>124.00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.398" calcext:value-type="float">
            <text:p>124.39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.786" calcext:value-type="float">
            <text:p>124.78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.174" calcext:value-type="float">
            <text:p>125.17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.562" calcext:value-type="float">
            <text:p>125.56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.949" calcext:value-type="float">
            <text:p>125.94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.336" calcext:value-type="float">
            <text:p>126.33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.723" calcext:value-type="float">
            <text:p>126.72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.109" calcext:value-type="float">
            <text:p>127.10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.494" calcext:value-type="float">
            <text:p>127.49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.879" calcext:value-type="float">
            <text:p>127.87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.264" calcext:value-type="float">
            <text:p>128.26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.648" calcext:value-type="float">
            <text:p>128.64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.032" calcext:value-type="float">
            <text:p>129.03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.416" calcext:value-type="float">
            <text:p>129.41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.799" calcext:value-type="float">
            <text:p>129.79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.182" calcext:value-type="float">
            <text:p>130.18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.564" calcext:value-type="float">
            <text:p>130.56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.946" calcext:value-type="float">
            <text:p>130.94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.327" calcext:value-type="float">
            <text:p>131.32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.708" calcext:value-type="float">
            <text:p>131.70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.089" calcext:value-type="float">
            <text:p>132.08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.469" calcext:value-type="float">
            <text:p>132.46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.849" calcext:value-type="float">
            <text:p>132.84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.228" calcext:value-type="float">
            <text:p>133.22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.607" calcext:value-type="float">
            <text:p>133.60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.986" calcext:value-type="float">
            <text:p>133.98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.364" calcext:value-type="float">
            <text:p>134.36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.742" calcext:value-type="float">
            <text:p>134.74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.119" calcext:value-type="float">
            <text:p>135.11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.496" calcext:value-type="float">
            <text:p>135.49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.873" calcext:value-type="float">
            <text:p>135.87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.249" calcext:value-type="float">
            <text:p>136.24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.624" calcext:value-type="float">
            <text:p>136.62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.375" calcext:value-type="float">
            <text:p>137.37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.749" calcext:value-type="float">
            <text:p>137.74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.123" calcext:value-type="float">
            <text:p>138.12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.497" calcext:value-type="float">
            <text:p>138.49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.87" calcext:value-type="float">
            <text:p>138.8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.243" calcext:value-type="float">
            <text:p>139.24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.615" calcext:value-type="float">
            <text:p>139.61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.987" calcext:value-type="float">
            <text:p>139.98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.359" calcext:value-type="float">
            <text:p>140.35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.73" calcext:value-type="float">
            <text:p>140.7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.101" calcext:value-type="float">
            <text:p>141.10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.472" calcext:value-type="float">
            <text:p>141.47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.842" calcext:value-type="float">
            <text:p>141.84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.211" calcext:value-type="float">
            <text:p>142.21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.58" calcext:value-type="float">
            <text:p>142.5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.949" calcext:value-type="float">
            <text:p>142.94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.318" calcext:value-type="float">
            <text:p>143.31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.686" calcext:value-type="float">
            <text:p>143.68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.053" calcext:value-type="float">
            <text:p>144.05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.42" calcext:value-type="float">
            <text:p>144.4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.787" calcext:value-type="float">
            <text:p>144.78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.153" calcext:value-type="float">
            <text:p>145.15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.519" calcext:value-type="float">
            <text:p>145.51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.885" calcext:value-type="float">
            <text:p>145.88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.25" calcext:value-type="float">
            <text:p>146.2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.615" calcext:value-type="float">
            <text:p>146.61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.979" calcext:value-type="float">
            <text:p>146.97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.343" calcext:value-type="float">
            <text:p>147.34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.707" calcext:value-type="float">
            <text:p>147.70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.07" calcext:value-type="float">
            <text:p>148.0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.433" calcext:value-type="float">
            <text:p>148.43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.795" calcext:value-type="float">
            <text:p>148.79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.157" calcext:value-type="float">
            <text:p>149.15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.519" calcext:value-type="float">
            <text:p>149.51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.88" calcext:value-type="float">
            <text:p>149.8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.241" calcext:value-type="float">
            <text:p>150.24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.601" calcext:value-type="float">
            <text:p>150.60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.961" calcext:value-type="float">
            <text:p>150.96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.32" calcext:value-type="float">
            <text:p>151.3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.68" calcext:value-type="float">
            <text:p>151.6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.038" calcext:value-type="float">
            <text:p>152.03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.397" calcext:value-type="float">
            <text:p>152.39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.755" calcext:value-type="float">
            <text:p>152.75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.112" calcext:value-type="float">
            <text:p>153.11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.47" calcext:value-type="float">
            <text:p>153.4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.826" calcext:value-type="float">
            <text:p>153.82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.183" calcext:value-type="float">
            <text:p>154.18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.539" calcext:value-type="float">
            <text:p>154.53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.894" calcext:value-type="float">
            <text:p>154.89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.25" calcext:value-type="float">
            <text:p>155.2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.604" calcext:value-type="float">
            <text:p>155.60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.959" calcext:value-type="float">
            <text:p>155.95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.313" calcext:value-type="float">
            <text:p>156.31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.667" calcext:value-type="float">
            <text:p>156.66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.02" calcext:value-type="float">
            <text:p>157.0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.373" calcext:value-type="float">
            <text:p>157.37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.725" calcext:value-type="float">
            <text:p>157.72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.077" calcext:value-type="float">
            <text:p>158.07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.429" calcext:value-type="float">
            <text:p>158.42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.78" calcext:value-type="float">
            <text:p>158.7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.131" calcext:value-type="float">
            <text:p>159.13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.481" calcext:value-type="float">
            <text:p>159.48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.832" calcext:value-type="float">
            <text:p>159.83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.181" calcext:value-type="float">
            <text:p>160.18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.531" calcext:value-type="float">
            <text:p>160.53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.88" calcext:value-type="float">
            <text:p>160.8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.228" calcext:value-type="float">
            <text:p>161.22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.576" calcext:value-type="float">
            <text:p>161.57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.924" calcext:value-type="float">
            <text:p>161.92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.271" calcext:value-type="float">
            <text:p>162.27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.618" calcext:value-type="float">
            <text:p>162.61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.965" calcext:value-type="float">
            <text:p>162.96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.311" calcext:value-type="float">
            <text:p>163.31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.657" calcext:value-type="float">
            <text:p>163.65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.002" calcext:value-type="float">
            <text:p>164.00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.348" calcext:value-type="float">
            <text:p>164.34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.692" calcext:value-type="float">
            <text:p>164.69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.036" calcext:value-type="float">
            <text:p>165.03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.38" calcext:value-type="float">
            <text:p>165.3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.724" calcext:value-type="float">
            <text:p>165.72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.067" calcext:value-type="float">
            <text:p>166.06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.41" calcext:value-type="float">
            <text:p>166.4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.752" calcext:value-type="float">
            <text:p>166.75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.094" calcext:value-type="float">
            <text:p>167.09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.436" calcext:value-type="float">
            <text:p>167.43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.777" calcext:value-type="float">
            <text:p>167.77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.118" calcext:value-type="float">
            <text:p>168.11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.458" calcext:value-type="float">
            <text:p>168.45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.798" calcext:value-type="float">
            <text:p>168.79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.138" calcext:value-type="float">
            <text:p>169.13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.477" calcext:value-type="float">
            <text:p>169.47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.816" calcext:value-type="float">
            <text:p>169.81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.154" calcext:value-type="float">
            <text:p>170.15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.493" calcext:value-type="float">
            <text:p>170.49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.83" calcext:value-type="float">
            <text:p>170.8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.168" calcext:value-type="float">
            <text:p>171.16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.505" calcext:value-type="float">
            <text:p>171.50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.841" calcext:value-type="float">
            <text:p>171.84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.177" calcext:value-type="float">
            <text:p>172.17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.513" calcext:value-type="float">
            <text:p>172.51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.849" calcext:value-type="float">
            <text:p>172.84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.184" calcext:value-type="float">
            <text:p>173.18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.519" calcext:value-type="float">
            <text:p>173.51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.853" calcext:value-type="float">
            <text:p>173.85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.187" calcext:value-type="float">
            <text:p>174.18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.52" calcext:value-type="float">
            <text:p>174.5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.854" calcext:value-type="float">
            <text:p>174.85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.186" calcext:value-type="float">
            <text:p>175.18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.519" calcext:value-type="float">
            <text:p>175.51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.851" calcext:value-type="float">
            <text:p>175.85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.183" calcext:value-type="float">
            <text:p>176.18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.514" calcext:value-type="float">
            <text:p>176.51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.845" calcext:value-type="float">
            <text:p>176.84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.175" calcext:value-type="float">
            <text:p>177.17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.506" calcext:value-type="float">
            <text:p>177.50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.835" calcext:value-type="float">
            <text:p>177.83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.165" calcext:value-type="float">
            <text:p>178.16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.494" calcext:value-type="float">
            <text:p>178.49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.822" calcext:value-type="float">
            <text:p>178.82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.151" calcext:value-type="float">
            <text:p>179.15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.479" calcext:value-type="float">
            <text:p>179.47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.806" calcext:value-type="float">
            <text:p>179.80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.133" calcext:value-type="float">
            <text:p>180.13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.46" calcext:value-type="float">
            <text:p>180.4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.787" calcext:value-type="float">
            <text:p>180.78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.113" calcext:value-type="float">
            <text:p>181.11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.438" calcext:value-type="float">
            <text:p>181.43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.764" calcext:value-type="float">
            <text:p>181.76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.089" calcext:value-type="float">
            <text:p>182.08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.413" calcext:value-type="float">
            <text:p>182.41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.737" calcext:value-type="float">
            <text:p>182.73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.061" calcext:value-type="float">
            <text:p>183.06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.385" calcext:value-type="float">
            <text:p>183.38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.708" calcext:value-type="float">
            <text:p>183.70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.031" calcext:value-type="float">
            <text:p>184.03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.353" calcext:value-type="float">
            <text:p>184.35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.675" calcext:value-type="float">
            <text:p>184.67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.996" calcext:value-type="float">
            <text:p>184.99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.318" calcext:value-type="float">
            <text:p>185.31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.639" calcext:value-type="float">
            <text:p>185.63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.959" calcext:value-type="float">
            <text:p>185.95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.279" calcext:value-type="float">
            <text:p>186.27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.599" calcext:value-type="float">
            <text:p>186.59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.918" calcext:value-type="float">
            <text:p>186.91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.237" calcext:value-type="float">
            <text:p>187.23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.556" calcext:value-type="float">
            <text:p>187.55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.874" calcext:value-type="float">
            <text:p>187.87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.192" calcext:value-type="float">
            <text:p>188.19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.51" calcext:value-type="float">
            <text:p>188.5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.827" calcext:value-type="float">
            <text:p>188.82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.144" calcext:value-type="float">
            <text:p>189.14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.46" calcext:value-type="float">
            <text:p>189.4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.776" calcext:value-type="float">
            <text:p>189.77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.092" calcext:value-type="float">
            <text:p>190.09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.408" calcext:value-type="float">
            <text:p>190.40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.723" calcext:value-type="float">
            <text:p>190.72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.037" calcext:value-type="float">
            <text:p>191.03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.352" calcext:value-type="float">
            <text:p>191.35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.665" calcext:value-type="float">
            <text:p>191.66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.979" calcext:value-type="float">
            <text:p>191.97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.292" calcext:value-type="float">
            <text:p>192.29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.605" calcext:value-type="float">
            <text:p>192.60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.918" calcext:value-type="float">
            <text:p>192.91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.23" calcext:value-type="float">
            <text:p>193.2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.541" calcext:value-type="float">
            <text:p>193.54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.853" calcext:value-type="float">
            <text:p>193.85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.164" calcext:value-type="float">
            <text:p>194.16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.475" calcext:value-type="float">
            <text:p>194.47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.785" calcext:value-type="float">
            <text:p>194.78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.095" calcext:value-type="float">
            <text:p>195.09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.404" calcext:value-type="float">
            <text:p>195.40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.714" calcext:value-type="float">
            <text:p>195.71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.023" calcext:value-type="float">
            <text:p>196.02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.331" calcext:value-type="float">
            <text:p>196.33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.639" calcext:value-type="float">
            <text:p>196.63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.947" calcext:value-type="float">
            <text:p>196.94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.254" calcext:value-type="float">
            <text:p>197.25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.562" calcext:value-type="float">
            <text:p>197.56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.868" calcext:value-type="float">
            <text:p>197.86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.175" calcext:value-type="float">
            <text:p>198.17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.481" calcext:value-type="float">
            <text:p>198.48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.786" calcext:value-type="float">
            <text:p>198.78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.092" calcext:value-type="float">
            <text:p>199.09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.397" calcext:value-type="float">
            <text:p>199.39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.701" calcext:value-type="float">
            <text:p>199.70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.005" calcext:value-type="float">
            <text:p>200.00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.309" calcext:value-type="float">
            <text:p>200.30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.613" calcext:value-type="float">
            <text:p>200.61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.916" calcext:value-type="float">
            <text:p>200.91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.219" calcext:value-type="float">
            <text:p>201.21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.521" calcext:value-type="float">
            <text:p>201.52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.824" calcext:value-type="float">
            <text:p>201.82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.125" calcext:value-type="float">
            <text:p>202.12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.427" calcext:value-type="float">
            <text:p>202.42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.728" calcext:value-type="float">
            <text:p>202.72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.029" calcext:value-type="float">
            <text:p>203.02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.329" calcext:value-type="float">
            <text:p>203.32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.629" calcext:value-type="float">
            <text:p>203.62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.929" calcext:value-type="float">
            <text:p>203.92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.228" calcext:value-type="float">
            <text:p>204.22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.527" calcext:value-type="float">
            <text:p>204.52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.825" calcext:value-type="float">
            <text:p>204.82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.124" calcext:value-type="float">
            <text:p>205.12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.422" calcext:value-type="float">
            <text:p>205.42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.719" calcext:value-type="float">
            <text:p>205.71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.016" calcext:value-type="float">
            <text:p>206.01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.313" calcext:value-type="float">
            <text:p>206.31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.61" calcext:value-type="float">
            <text:p>206.6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.906" calcext:value-type="float">
            <text:p>206.90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.202" calcext:value-type="float">
            <text:p>207.20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.497" calcext:value-type="float">
            <text:p>207.49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.792" calcext:value-type="float">
            <text:p>207.79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.087" calcext:value-type="float">
            <text:p>208.08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.382" calcext:value-type="float">
            <text:p>208.38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.676" calcext:value-type="float">
            <text:p>208.67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.969" calcext:value-type="float">
            <text:p>208.96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.263" calcext:value-type="float">
            <text:p>209.26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.556" calcext:value-type="float">
            <text:p>209.55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.849" calcext:value-type="float">
            <text:p>209.849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.141" calcext:value-type="float">
            <text:p>210.14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.433" calcext:value-type="float">
            <text:p>210.43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.725" calcext:value-type="float">
            <text:p>210.72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.016" calcext:value-type="float">
            <text:p>211.01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.307" calcext:value-type="float">
            <text:p>211.30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.598" calcext:value-type="float">
            <text:p>211.59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.888" calcext:value-type="float">
            <text:p>211.88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.178" calcext:value-type="float">
            <text:p>212.17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.468" calcext:value-type="float">
            <text:p>212.46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.757" calcext:value-type="float">
            <text:p>212.75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.046" calcext:value-type="float">
            <text:p>213.046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.334" calcext:value-type="float">
            <text:p>213.33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.623" calcext:value-type="float">
            <text:p>213.62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.91" calcext:value-type="float">
            <text:p>213.9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.198" calcext:value-type="float">
            <text:p>214.19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.485" calcext:value-type="float">
            <text:p>214.48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.772" calcext:value-type="float">
            <text:p>214.772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.589" calcext:value-type="float">
            <text:p>214.58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14.178" calcext:value-type="float">
            <text:p>214.17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13.769" calcext:value-type="float">
            <text:p>213.76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13.36" calcext:value-type="float">
            <text:p>213.3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12.953" calcext:value-type="float">
            <text:p>212.95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12.546" calcext:value-type="float">
            <text:p>212.54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12.14" calcext:value-type="float">
            <text:p>212.1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11.735" calcext:value-type="float">
            <text:p>211.73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11.33" calcext:value-type="float">
            <text:p>211.3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10.927" calcext:value-type="float">
            <text:p>210.92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10.524" calcext:value-type="float">
            <text:p>210.52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10.123" calcext:value-type="float">
            <text:p>210.12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09.722" calcext:value-type="float">
            <text:p>209.72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09.322" calcext:value-type="float">
            <text:p>209.32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08.923" calcext:value-type="float">
            <text:p>208.92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08.524" calcext:value-type="float">
            <text:p>208.52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08.127" calcext:value-type="float">
            <text:p>208.12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07.73" calcext:value-type="float">
            <text:p>207.7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07.334" calcext:value-type="float">
            <text:p>207.33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06.939" calcext:value-type="float">
            <text:p>206.93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06.545" calcext:value-type="float">
            <text:p>206.54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06.152" calcext:value-type="float">
            <text:p>206.15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05.76" calcext:value-type="float">
            <text:p>205.7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05.368" calcext:value-type="float">
            <text:p>205.36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04.977" calcext:value-type="float">
            <text:p>204.97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04.587" calcext:value-type="float">
            <text:p>204.58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04.198" calcext:value-type="float">
            <text:p>204.19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03.81" calcext:value-type="float">
            <text:p>203.8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03.422" calcext:value-type="float">
            <text:p>203.42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03.036" calcext:value-type="float">
            <text:p>203.03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02.65" calcext:value-type="float">
            <text:p>202.6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02.265" calcext:value-type="float">
            <text:p>202.26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01.88" calcext:value-type="float">
            <text:p>201.8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01.497" calcext:value-type="float">
            <text:p>201.49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01.114" calcext:value-type="float">
            <text:p>201.11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00.733" calcext:value-type="float">
            <text:p>200.73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00.352" calcext:value-type="float">
            <text:p>200.35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9.972" calcext:value-type="float">
            <text:p>199.97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9.592" calcext:value-type="float">
            <text:p>199.59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9.214" calcext:value-type="float">
            <text:p>199.21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8.836" calcext:value-type="float">
            <text:p>198.83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8.459" calcext:value-type="float">
            <text:p>198.45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8.083" calcext:value-type="float">
            <text:p>198.08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7.707" calcext:value-type="float">
            <text:p>197.70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7.333" calcext:value-type="float">
            <text:p>197.33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6.959" calcext:value-type="float">
            <text:p>196.95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6.586" calcext:value-type="float">
            <text:p>196.58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6.214" calcext:value-type="float">
            <text:p>196.21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5.843" calcext:value-type="float">
            <text:p>195.84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5.472" calcext:value-type="float">
            <text:p>195.47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5.102" calcext:value-type="float">
            <text:p>195.10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4.733" calcext:value-type="float">
            <text:p>194.73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4.365" calcext:value-type="float">
            <text:p>194.36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3.997" calcext:value-type="float">
            <text:p>193.99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3.631" calcext:value-type="float">
            <text:p>193.63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3.265" calcext:value-type="float">
            <text:p>193.26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2.9" calcext:value-type="float">
            <text:p>192.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2.535" calcext:value-type="float">
            <text:p>192.53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2.172" calcext:value-type="float">
            <text:p>192.17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1.809" calcext:value-type="float">
            <text:p>191.80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1.447" calcext:value-type="float">
            <text:p>191.44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1.086" calcext:value-type="float">
            <text:p>191.08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0.725" calcext:value-type="float">
            <text:p>190.72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0.365" calcext:value-type="float">
            <text:p>190.36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90.006" calcext:value-type="float">
            <text:p>190.00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89.648" calcext:value-type="float">
            <text:p>189.64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89.291" calcext:value-type="float">
            <text:p>189.29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88.934" calcext:value-type="float">
            <text:p>188.93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88.578" calcext:value-type="float">
            <text:p>188.57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88.223" calcext:value-type="float">
            <text:p>188.22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87.868" calcext:value-type="float">
            <text:p>187.86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87.515" calcext:value-type="float">
            <text:p>187.51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87.162" calcext:value-type="float">
            <text:p>187.16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86.809" calcext:value-type="float">
            <text:p>186.80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86.458" calcext:value-type="float">
            <text:p>186.45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86.107" calcext:value-type="float">
            <text:p>186.10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85.757" calcext:value-type="float">
            <text:p>185.75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85.408" calcext:value-type="float">
            <text:p>185.40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85.06" calcext:value-type="float">
            <text:p>185.0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84.712" calcext:value-type="float">
            <text:p>184.71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84.365" calcext:value-type="float">
            <text:p>184.36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84.019" calcext:value-type="float">
            <text:p>184.01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83.673" calcext:value-type="float">
            <text:p>183.67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83.328" calcext:value-type="float">
            <text:p>183.32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82.984" calcext:value-type="float">
            <text:p>182.98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82.641" calcext:value-type="float">
            <text:p>182.64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82.298" calcext:value-type="float">
            <text:p>182.29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81.956" calcext:value-type="float">
            <text:p>181.95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81.615" calcext:value-type="float">
            <text:p>181.61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81.275" calcext:value-type="float">
            <text:p>181.27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80.935" calcext:value-type="float">
            <text:p>180.93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80.596" calcext:value-type="float">
            <text:p>180.59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80.258" calcext:value-type="float">
            <text:p>180.25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9.92" calcext:value-type="float">
            <text:p>179.9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9.583" calcext:value-type="float">
            <text:p>179.58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9.247" calcext:value-type="float">
            <text:p>179.24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8.912" calcext:value-type="float">
            <text:p>178.91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8.577" calcext:value-type="float">
            <text:p>178.57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8.243" calcext:value-type="float">
            <text:p>178.24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7.91" calcext:value-type="float">
            <text:p>177.9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7.577" calcext:value-type="float">
            <text:p>177.57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7.245" calcext:value-type="float">
            <text:p>177.24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6.914" calcext:value-type="float">
            <text:p>176.91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6.584" calcext:value-type="float">
            <text:p>176.58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6.254" calcext:value-type="float">
            <text:p>176.25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5.925" calcext:value-type="float">
            <text:p>175.92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5.596" calcext:value-type="float">
            <text:p>175.59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5.269" calcext:value-type="float">
            <text:p>175.26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4.942" calcext:value-type="float">
            <text:p>174.94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4.615" calcext:value-type="float">
            <text:p>174.61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4.29" calcext:value-type="float">
            <text:p>174.2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3.965" calcext:value-type="float">
            <text:p>173.96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3.641" calcext:value-type="float">
            <text:p>173.64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3.317" calcext:value-type="float">
            <text:p>173.31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2.994" calcext:value-type="float">
            <text:p>172.99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2.672" calcext:value-type="float">
            <text:p>172.67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2.351" calcext:value-type="float">
            <text:p>172.35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2.03" calcext:value-type="float">
            <text:p>172.0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1.71" calcext:value-type="float">
            <text:p>171.7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1.39" calcext:value-type="float">
            <text:p>171.3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1.071" calcext:value-type="float">
            <text:p>171.07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0.753" calcext:value-type="float">
            <text:p>170.75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0.436" calcext:value-type="float">
            <text:p>170.43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70.119" calcext:value-type="float">
            <text:p>170.11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9.803" calcext:value-type="float">
            <text:p>169.80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9.488" calcext:value-type="float">
            <text:p>169.48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9.173" calcext:value-type="float">
            <text:p>169.17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8.859" calcext:value-type="float">
            <text:p>168.85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8.545" calcext:value-type="float">
            <text:p>168.54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8.233" calcext:value-type="float">
            <text:p>168.23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7.921" calcext:value-type="float">
            <text:p>167.92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7.609" calcext:value-type="float">
            <text:p>167.60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7.298" calcext:value-type="float">
            <text:p>167.29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6.988" calcext:value-type="float">
            <text:p>166.98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6.679" calcext:value-type="float">
            <text:p>166.67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6.37" calcext:value-type="float">
            <text:p>166.3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6.062" calcext:value-type="float">
            <text:p>166.06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5.754" calcext:value-type="float">
            <text:p>165.75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5.448" calcext:value-type="float">
            <text:p>165.44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5.141" calcext:value-type="float">
            <text:p>165.14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4.836" calcext:value-type="float">
            <text:p>164.83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4.531" calcext:value-type="float">
            <text:p>164.53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4.227" calcext:value-type="float">
            <text:p>164.22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3.923" calcext:value-type="float">
            <text:p>163.92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3.62" calcext:value-type="float">
            <text:p>163.6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3.318" calcext:value-type="float">
            <text:p>163.31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3.016" calcext:value-type="float">
            <text:p>163.01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2.715" calcext:value-type="float">
            <text:p>162.71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2.415" calcext:value-type="float">
            <text:p>162.41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2.115" calcext:value-type="float">
            <text:p>162.11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1.816" calcext:value-type="float">
            <text:p>161.81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1.518" calcext:value-type="float">
            <text:p>161.51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1.22" calcext:value-type="float">
            <text:p>161.2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0.922" calcext:value-type="float">
            <text:p>160.92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0.626" calcext:value-type="float">
            <text:p>160.62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0.33" calcext:value-type="float">
            <text:p>160.3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0.035" calcext:value-type="float">
            <text:p>160.03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9.74" calcext:value-type="float">
            <text:p>159.7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9.446" calcext:value-type="float">
            <text:p>159.44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9.152" calcext:value-type="float">
            <text:p>159.15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8.86" calcext:value-type="float">
            <text:p>158.8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8.567" calcext:value-type="float">
            <text:p>158.56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8.276" calcext:value-type="float">
            <text:p>158.27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7.985" calcext:value-type="float">
            <text:p>157.98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7.694" calcext:value-type="float">
            <text:p>157.69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7.405" calcext:value-type="float">
            <text:p>157.40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7.116" calcext:value-type="float">
            <text:p>157.11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6.827" calcext:value-type="float">
            <text:p>156.82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6.539" calcext:value-type="float">
            <text:p>156.53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6.252" calcext:value-type="float">
            <text:p>156.25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5.965" calcext:value-type="float">
            <text:p>155.96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5.679" calcext:value-type="float">
            <text:p>155.67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5.394" calcext:value-type="float">
            <text:p>155.39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5.109" calcext:value-type="float">
            <text:p>155.10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4.824" calcext:value-type="float">
            <text:p>154.82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4.541" calcext:value-type="float">
            <text:p>154.54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4.258" calcext:value-type="float">
            <text:p>154.25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3.975" calcext:value-type="float">
            <text:p>153.97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3.693" calcext:value-type="float">
            <text:p>153.69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3.412" calcext:value-type="float">
            <text:p>153.41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3.132" calcext:value-type="float">
            <text:p>153.13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2.851" calcext:value-type="float">
            <text:p>152.85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2.572" calcext:value-type="float">
            <text:p>152.57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2.293" calcext:value-type="float">
            <text:p>152.29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2.015" calcext:value-type="float">
            <text:p>152.01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1.737" calcext:value-type="float">
            <text:p>151.73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1.46" calcext:value-type="float">
            <text:p>151.4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1.183" calcext:value-type="float">
            <text:p>151.18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0.907" calcext:value-type="float">
            <text:p>150.90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0.632" calcext:value-type="float">
            <text:p>150.63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0.357" calcext:value-type="float">
            <text:p>150.35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0.083" calcext:value-type="float">
            <text:p>150.08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9.81" calcext:value-type="float">
            <text:p>149.8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9.537" calcext:value-type="float">
            <text:p>149.53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9.264" calcext:value-type="float">
            <text:p>149.26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8.992" calcext:value-type="float">
            <text:p>148.99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8.721" calcext:value-type="float">
            <text:p>148.72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8.45" calcext:value-type="float">
            <text:p>148.4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8.18" calcext:value-type="float">
            <text:p>148.1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7.91" calcext:value-type="float">
            <text:p>147.9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7.641" calcext:value-type="float">
            <text:p>147.64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7.373" calcext:value-type="float">
            <text:p>147.37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7.105" calcext:value-type="float">
            <text:p>147.10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6.838" calcext:value-type="float">
            <text:p>146.83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6.571" calcext:value-type="float">
            <text:p>146.57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6.305" calcext:value-type="float">
            <text:p>146.30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6.039" calcext:value-type="float">
            <text:p>146.03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5.774" calcext:value-type="float">
            <text:p>145.77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5.51" calcext:value-type="float">
            <text:p>145.5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5.246" calcext:value-type="float">
            <text:p>145.24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4.983" calcext:value-type="float">
            <text:p>144.98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4.72" calcext:value-type="float">
            <text:p>144.7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4.458" calcext:value-type="float">
            <text:p>144.45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4.196" calcext:value-type="float">
            <text:p>144.19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3.935" calcext:value-type="float">
            <text:p>143.93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3.674" calcext:value-type="float">
            <text:p>143.67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3.414" calcext:value-type="float">
            <text:p>143.41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3.155" calcext:value-type="float">
            <text:p>143.1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2.896" calcext:value-type="float">
            <text:p>142.89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2.637" calcext:value-type="float">
            <text:p>142.63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2.38" calcext:value-type="float">
            <text:p>142.3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2.122" calcext:value-type="float">
            <text:p>142.12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1.866" calcext:value-type="float">
            <text:p>141.86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1.609" calcext:value-type="float">
            <text:p>141.60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1.354" calcext:value-type="float">
            <text:p>141.35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1.099" calcext:value-type="float">
            <text:p>141.09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0.844" calcext:value-type="float">
            <text:p>140.84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0.59" calcext:value-type="float">
            <text:p>140.5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0.337" calcext:value-type="float">
            <text:p>140.33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0.084" calcext:value-type="float">
            <text:p>140.08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9.831" calcext:value-type="float">
            <text:p>139.83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9.579" calcext:value-type="float">
            <text:p>139.57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9.328" calcext:value-type="float">
            <text:p>139.32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9.077" calcext:value-type="float">
            <text:p>139.07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8.827" calcext:value-type="float">
            <text:p>138.82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8.577" calcext:value-type="float">
            <text:p>138.57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8.328" calcext:value-type="float">
            <text:p>138.32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8.079" calcext:value-type="float">
            <text:p>138.07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7.831" calcext:value-type="float">
            <text:p>137.83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7.583" calcext:value-type="float">
            <text:p>137.58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7.336" calcext:value-type="float">
            <text:p>137.33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7.09" calcext:value-type="float">
            <text:p>137.0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6.844" calcext:value-type="float">
            <text:p>136.84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6.598" calcext:value-type="float">
            <text:p>136.59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6.353" calcext:value-type="float">
            <text:p>136.35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6.109" calcext:value-type="float">
            <text:p>136.10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5.865" calcext:value-type="float">
            <text:p>135.86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5.621" calcext:value-type="float">
            <text:p>135.62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5.378" calcext:value-type="float">
            <text:p>135.37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5.136" calcext:value-type="float">
            <text:p>135.13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4.894" calcext:value-type="float">
            <text:p>134.89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4.652" calcext:value-type="float">
            <text:p>134.65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4.411" calcext:value-type="float">
            <text:p>134.41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4.171" calcext:value-type="float">
            <text:p>134.17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3.931" calcext:value-type="float">
            <text:p>133.93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3.692" calcext:value-type="float">
            <text:p>133.69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3.453" calcext:value-type="float">
            <text:p>133.45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3.215" calcext:value-type="float">
            <text:p>133.21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2.977" calcext:value-type="float">
            <text:p>132.97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2.739" calcext:value-type="float">
            <text:p>132.73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2.503" calcext:value-type="float">
            <text:p>132.50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2.266" calcext:value-type="float">
            <text:p>132.26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2.03" calcext:value-type="float">
            <text:p>132.0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1.795" calcext:value-type="float">
            <text:p>131.79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1.56" calcext:value-type="float">
            <text:p>131.5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1.326" calcext:value-type="float">
            <text:p>131.32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1.092" calcext:value-type="float">
            <text:p>131.09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0.859" calcext:value-type="float">
            <text:p>130.85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0.626" calcext:value-type="float">
            <text:p>130.62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0.393" calcext:value-type="float">
            <text:p>130.39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0.162" calcext:value-type="float">
            <text:p>130.16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9.93" calcext:value-type="float">
            <text:p>129.9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9.699" calcext:value-type="float">
            <text:p>129.69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9.469" calcext:value-type="float">
            <text:p>129.46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9.239" calcext:value-type="float">
            <text:p>129.23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9.009" calcext:value-type="float">
            <text:p>129.00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8.781" calcext:value-type="float">
            <text:p>128.78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8.552" calcext:value-type="float">
            <text:p>128.55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8.324" calcext:value-type="float">
            <text:p>128.32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8.097" calcext:value-type="float">
            <text:p>128.09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7.87" calcext:value-type="float">
            <text:p>127.8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7.643" calcext:value-type="float">
            <text:p>127.64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7.417" calcext:value-type="float">
            <text:p>127.41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7.191" calcext:value-type="float">
            <text:p>127.19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6.966" calcext:value-type="float">
            <text:p>126.96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6.742" calcext:value-type="float">
            <text:p>126.74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6.518" calcext:value-type="float">
            <text:p>126.51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6.294" calcext:value-type="float">
            <text:p>126.29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6.071" calcext:value-type="float">
            <text:p>126.07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5.848" calcext:value-type="float">
            <text:p>125.84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5.626" calcext:value-type="float">
            <text:p>125.62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5.404" calcext:value-type="float">
            <text:p>125.40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5.183" calcext:value-type="float">
            <text:p>125.18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4.962" calcext:value-type="float">
            <text:p>124.96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4.742" calcext:value-type="float">
            <text:p>124.74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4.522" calcext:value-type="float">
            <text:p>124.52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4.302" calcext:value-type="float">
            <text:p>124.30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4.083" calcext:value-type="float">
            <text:p>124.08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3.865" calcext:value-type="float">
            <text:p>123.86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3.647" calcext:value-type="float">
            <text:p>123.64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3.429" calcext:value-type="float">
            <text:p>123.42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3.212" calcext:value-type="float">
            <text:p>123.21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2.995" calcext:value-type="float">
            <text:p>122.99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2.779" calcext:value-type="float">
            <text:p>122.77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2.564" calcext:value-type="float">
            <text:p>122.56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2.348" calcext:value-type="float">
            <text:p>122.34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2.133" calcext:value-type="float">
            <text:p>122.13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1.919" calcext:value-type="float">
            <text:p>121.91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1.705" calcext:value-type="float">
            <text:p>121.70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1.492" calcext:value-type="float">
            <text:p>121.49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1.279" calcext:value-type="float">
            <text:p>121.27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1.066" calcext:value-type="float">
            <text:p>121.06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0.854" calcext:value-type="float">
            <text:p>120.85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0.642" calcext:value-type="float">
            <text:p>120.64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0.431" calcext:value-type="float">
            <text:p>120.43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0.22" calcext:value-type="float">
            <text:p>120.2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0.01" calcext:value-type="float">
            <text:p>120.0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9.8" calcext:value-type="float">
            <text:p>119.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9.591" calcext:value-type="float">
            <text:p>119.59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9.382" calcext:value-type="float">
            <text:p>119.38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9.173" calcext:value-type="float">
            <text:p>119.17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8.965" calcext:value-type="float">
            <text:p>118.96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8.758" calcext:value-type="float">
            <text:p>118.75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8.55" calcext:value-type="float">
            <text:p>118.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8.344" calcext:value-type="float">
            <text:p>118.34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8.137" calcext:value-type="float">
            <text:p>118.13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7.931" calcext:value-type="float">
            <text:p>117.93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7.726" calcext:value-type="float">
            <text:p>117.72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7.521" calcext:value-type="float">
            <text:p>117.52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7.316" calcext:value-type="float">
            <text:p>117.31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7.112" calcext:value-type="float">
            <text:p>117.11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6.908" calcext:value-type="float">
            <text:p>116.90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6.705" calcext:value-type="float">
            <text:p>116.70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6.502" calcext:value-type="float">
            <text:p>116.50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6.3" calcext:value-type="float">
            <text:p>116.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6.098" calcext:value-type="float">
            <text:p>116.09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5.896" calcext:value-type="float">
            <text:p>115.89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5.695" calcext:value-type="float">
            <text:p>115.69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5.494" calcext:value-type="float">
            <text:p>115.49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5.294" calcext:value-type="float">
            <text:p>115.29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5.094" calcext:value-type="float">
            <text:p>115.09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4.895" calcext:value-type="float">
            <text:p>114.89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4.696" calcext:value-type="float">
            <text:p>114.69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4.497" calcext:value-type="float">
            <text:p>114.49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4.299" calcext:value-type="float">
            <text:p>114.29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4.101" calcext:value-type="float">
            <text:p>114.10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3.904" calcext:value-type="float">
            <text:p>113.90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3.707" calcext:value-type="float">
            <text:p>113.70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3.51" calcext:value-type="float">
            <text:p>113.5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3.314" calcext:value-type="float">
            <text:p>113.31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3.119" calcext:value-type="float">
            <text:p>113.11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2.923" calcext:value-type="float">
            <text:p>112.92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2.729" calcext:value-type="float">
            <text:p>112.72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2.534" calcext:value-type="float">
            <text:p>112.53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2.34" calcext:value-type="float">
            <text:p>112.3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2.147" calcext:value-type="float">
            <text:p>112.14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1.953" calcext:value-type="float">
            <text:p>111.95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1.761" calcext:value-type="float">
            <text:p>111.76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1.568" calcext:value-type="float">
            <text:p>111.56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1.376" calcext:value-type="float">
            <text:p>111.37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1.185" calcext:value-type="float">
            <text:p>111.18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0.993" calcext:value-type="float">
            <text:p>110.99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0.803" calcext:value-type="float">
            <text:p>110.80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0.612" calcext:value-type="float">
            <text:p>110.61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0.422" calcext:value-type="float">
            <text:p>110.42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0.233" calcext:value-type="float">
            <text:p>110.23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10.044" calcext:value-type="float">
            <text:p>110.04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9.855" calcext:value-type="float">
            <text:p>109.8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9.667" calcext:value-type="float">
            <text:p>109.66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9.479" calcext:value-type="float">
            <text:p>109.47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9.291" calcext:value-type="float">
            <text:p>109.29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9.104" calcext:value-type="float">
            <text:p>109.10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8.917" calcext:value-type="float">
            <text:p>108.91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8.731" calcext:value-type="float">
            <text:p>108.73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8.545" calcext:value-type="float">
            <text:p>108.54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8.359" calcext:value-type="float">
            <text:p>108.35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8.174" calcext:value-type="float">
            <text:p>108.17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7.989" calcext:value-type="float">
            <text:p>107.98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7.805" calcext:value-type="float">
            <text:p>107.80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7.621" calcext:value-type="float">
            <text:p>107.62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7.437" calcext:value-type="float">
            <text:p>107.43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7.254" calcext:value-type="float">
            <text:p>107.25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7.071" calcext:value-type="float">
            <text:p>107.07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6.889" calcext:value-type="float">
            <text:p>106.88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6.707" calcext:value-type="float">
            <text:p>106.70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6.525" calcext:value-type="float">
            <text:p>106.52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6.344" calcext:value-type="float">
            <text:p>106.34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6.163" calcext:value-type="float">
            <text:p>106.16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5.983" calcext:value-type="float">
            <text:p>105.98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5.802" calcext:value-type="float">
            <text:p>105.80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5.623" calcext:value-type="float">
            <text:p>105.62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5.443" calcext:value-type="float">
            <text:p>105.44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5.264" calcext:value-type="float">
            <text:p>105.26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5.086" calcext:value-type="float">
            <text:p>105.08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4.908" calcext:value-type="float">
            <text:p>104.90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4.73" calcext:value-type="float">
            <text:p>104.7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4.552" calcext:value-type="float">
            <text:p>104.55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4.375" calcext:value-type="float">
            <text:p>104.37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4.198" calcext:value-type="float">
            <text:p>104.19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4.022" calcext:value-type="float">
            <text:p>104.02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3.846" calcext:value-type="float">
            <text:p>103.84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3.67" calcext:value-type="float">
            <text:p>103.6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3.495" calcext:value-type="float">
            <text:p>103.49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3.32" calcext:value-type="float">
            <text:p>103.3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3.146" calcext:value-type="float">
            <text:p>103.14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2.972" calcext:value-type="float">
            <text:p>102.97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2.798" calcext:value-type="float">
            <text:p>102.79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2.625" calcext:value-type="float">
            <text:p>102.62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2.452" calcext:value-type="float">
            <text:p>102.45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2.279" calcext:value-type="float">
            <text:p>102.27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2.107" calcext:value-type="float">
            <text:p>102.10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1.935" calcext:value-type="float">
            <text:p>101.93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1.763" calcext:value-type="float">
            <text:p>101.76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1.592" calcext:value-type="float">
            <text:p>101.59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1.421" calcext:value-type="float">
            <text:p>101.42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1.251" calcext:value-type="float">
            <text:p>101.25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1.081" calcext:value-type="float">
            <text:p>101.08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0.911" calcext:value-type="float">
            <text:p>100.91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0.741" calcext:value-type="float">
            <text:p>100.74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0.572" calcext:value-type="float">
            <text:p>100.57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0.404" calcext:value-type="float">
            <text:p>100.40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0.235" calcext:value-type="float">
            <text:p>100.23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00.068" calcext:value-type="float">
            <text:p>100.06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9.8999" calcext:value-type="float">
            <text:p>99.899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9.7327" calcext:value-type="float">
            <text:p>99.732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9.5658" calcext:value-type="float">
            <text:p>99.565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9.3993" calcext:value-type="float">
            <text:p>99.399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9.2331" calcext:value-type="float">
            <text:p>99.233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9.0673" calcext:value-type="float">
            <text:p>99.067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8.9018" calcext:value-type="float">
            <text:p>98.901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8.7367" calcext:value-type="float">
            <text:p>98.736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8.5719" calcext:value-type="float">
            <text:p>98.571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8.4075" calcext:value-type="float">
            <text:p>98.407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8.2434" calcext:value-type="float">
            <text:p>98.243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8.0797" calcext:value-type="float">
            <text:p>98.079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7.9163" calcext:value-type="float">
            <text:p>97.916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7.7533" calcext:value-type="float">
            <text:p>97.753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7.5906" calcext:value-type="float">
            <text:p>97.590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7.4283" calcext:value-type="float">
            <text:p>97.428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7.2663" calcext:value-type="float">
            <text:p>97.266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7.1046" calcext:value-type="float">
            <text:p>97.104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6.9433" calcext:value-type="float">
            <text:p>96.943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6.7823" calcext:value-type="float">
            <text:p>96.782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6.6217" calcext:value-type="float">
            <text:p>96.621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6.4614" calcext:value-type="float">
            <text:p>96.461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6.3014" calcext:value-type="float">
            <text:p>96.301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6.1418" calcext:value-type="float">
            <text:p>96.141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5.9825" calcext:value-type="float">
            <text:p>95.982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5.8236" calcext:value-type="float">
            <text:p>95.823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5.665" calcext:value-type="float">
            <text:p>95.66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5.5067" calcext:value-type="float">
            <text:p>95.506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5.3488" calcext:value-type="float">
            <text:p>95.348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5.1912" calcext:value-type="float">
            <text:p>95.191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5.034" calcext:value-type="float">
            <text:p>95.03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4.877" calcext:value-type="float">
            <text:p>94.87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4.7205" calcext:value-type="float">
            <text:p>94.720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4.5642" calcext:value-type="float">
            <text:p>94.564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4.4083" calcext:value-type="float">
            <text:p>94.408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4.2527" calcext:value-type="float">
            <text:p>94.252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4.0974" calcext:value-type="float">
            <text:p>94.097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3.9425" calcext:value-type="float">
            <text:p>93.942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3.7878" calcext:value-type="float">
            <text:p>93.787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3.6336" calcext:value-type="float">
            <text:p>93.633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3.4796" calcext:value-type="float">
            <text:p>93.479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3.326" calcext:value-type="float">
            <text:p>93.32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3.1727" calcext:value-type="float">
            <text:p>93.172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3.0197" calcext:value-type="float">
            <text:p>93.019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2.867" calcext:value-type="float">
            <text:p>92.86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2.7147" calcext:value-type="float">
            <text:p>92.714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2.5627" calcext:value-type="float">
            <text:p>92.562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2.411" calcext:value-type="float">
            <text:p>92.41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2.2597" calcext:value-type="float">
            <text:p>92.259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2.1086" calcext:value-type="float">
            <text:p>92.108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1.9579" calcext:value-type="float">
            <text:p>91.957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1.8075" calcext:value-type="float">
            <text:p>91.807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1.6574" calcext:value-type="float">
            <text:p>91.657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1.5076" calcext:value-type="float">
            <text:p>91.507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1.3582" calcext:value-type="float">
            <text:p>91.358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1.209" calcext:value-type="float">
            <text:p>91.20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1.0602" calcext:value-type="float">
            <text:p>91.060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0.9117" calcext:value-type="float">
            <text:p>90.911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0.7635" calcext:value-type="float">
            <text:p>90.763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0.6157" calcext:value-type="float">
            <text:p>90.615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0.4681" calcext:value-type="float">
            <text:p>90.468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0.3209" calcext:value-type="float">
            <text:p>90.320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0.1739" calcext:value-type="float">
            <text:p>90.173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0.0273" calcext:value-type="float">
            <text:p>90.027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9.881" calcext:value-type="float">
            <text:p>89.88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9.735" calcext:value-type="float">
            <text:p>89.73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9.5893" calcext:value-type="float">
            <text:p>89.589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9.4439" calcext:value-type="float">
            <text:p>89.443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9.2988" calcext:value-type="float">
            <text:p>89.298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9.1541" calcext:value-type="float">
            <text:p>89.154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9.0096" calcext:value-type="float">
            <text:p>89.009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8.8654" calcext:value-type="float">
            <text:p>88.865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8.7216" calcext:value-type="float">
            <text:p>88.721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8.578" calcext:value-type="float">
            <text:p>88.57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8.4348" calcext:value-type="float">
            <text:p>88.434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8.2919" calcext:value-type="float">
            <text:p>88.291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8.1492" calcext:value-type="float">
            <text:p>88.149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8.0069" calcext:value-type="float">
            <text:p>88.006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7.8649" calcext:value-type="float">
            <text:p>87.864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7.7231" calcext:value-type="float">
            <text:p>87.723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7.5817" calcext:value-type="float">
            <text:p>87.581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7.4406" calcext:value-type="float">
            <text:p>87.440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7.2998" calcext:value-type="float">
            <text:p>87.299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7.1592" calcext:value-type="float">
            <text:p>87.159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7.019" calcext:value-type="float">
            <text:p>87.01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6.8791" calcext:value-type="float">
            <text:p>86.879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6.7394" calcext:value-type="float">
            <text:p>86.739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6.6001" calcext:value-type="float">
            <text:p>86.600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6.461" calcext:value-type="float">
            <text:p>86.46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6.3223" calcext:value-type="float">
            <text:p>86.322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6.1838" calcext:value-type="float">
            <text:p>86.183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6.0456" calcext:value-type="float">
            <text:p>86.045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5.9078" calcext:value-type="float">
            <text:p>85.907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5.7702" calcext:value-type="float">
            <text:p>85.770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5.6329" calcext:value-type="float">
            <text:p>85.632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5.4959" calcext:value-type="float">
            <text:p>85.495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5.3592" calcext:value-type="float">
            <text:p>85.359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5.2228" calcext:value-type="float">
            <text:p>85.222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5.0866" calcext:value-type="float">
            <text:p>85.086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4.9508" calcext:value-type="float">
            <text:p>84.950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4.8152" calcext:value-type="float">
            <text:p>84.815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4.68" calcext:value-type="float">
            <text:p>84.6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4.545" calcext:value-type="float">
            <text:p>84.54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4.4103" calcext:value-type="float">
            <text:p>84.410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4.2759" calcext:value-type="float">
            <text:p>84.275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4.1418" calcext:value-type="float">
            <text:p>84.141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4.0079" calcext:value-type="float">
            <text:p>84.007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3.8744" calcext:value-type="float">
            <text:p>83.874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3.7411" calcext:value-type="float">
            <text:p>83.741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3.6081" calcext:value-type="float">
            <text:p>83.608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3.4754" calcext:value-type="float">
            <text:p>83.475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3.343" calcext:value-type="float">
            <text:p>83.34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3.2109" calcext:value-type="float">
            <text:p>83.210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3.079" calcext:value-type="float">
            <text:p>83.07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2.9474" calcext:value-type="float">
            <text:p>82.947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2.8161" calcext:value-type="float">
            <text:p>82.816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2.6851" calcext:value-type="float">
            <text:p>82.685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2.5543" calcext:value-type="float">
            <text:p>82.554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2.4239" calcext:value-type="float">
            <text:p>82.423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2.2937" calcext:value-type="float">
            <text:p>82.293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2.1637" calcext:value-type="float">
            <text:p>82.163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2.0341" calcext:value-type="float">
            <text:p>82.034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1.9047" calcext:value-type="float">
            <text:p>81.904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1.7756" calcext:value-type="float">
            <text:p>81.775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1.6468" calcext:value-type="float">
            <text:p>81.646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1.5183" calcext:value-type="float">
            <text:p>81.518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1.39" calcext:value-type="float">
            <text:p>81.3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1.262" calcext:value-type="float">
            <text:p>81.26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1.1342" calcext:value-type="float">
            <text:p>81.134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1.0068" calcext:value-type="float">
            <text:p>81.006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0.8796" calcext:value-type="float">
            <text:p>80.879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0.7527" calcext:value-type="float">
            <text:p>80.752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0.626" calcext:value-type="float">
            <text:p>80.62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0.4996" calcext:value-type="float">
            <text:p>80.499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0.3735" calcext:value-type="float">
            <text:p>80.373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0.2477" calcext:value-type="float">
            <text:p>80.247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0.1221" calcext:value-type="float">
            <text:p>80.122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9.9968" calcext:value-type="float">
            <text:p>79.996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9.8717" calcext:value-type="float">
            <text:p>79.871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9.7469" calcext:value-type="float">
            <text:p>79.746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9.6224" calcext:value-type="float">
            <text:p>79.622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9.4981" calcext:value-type="float">
            <text:p>79.498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9.3742" calcext:value-type="float">
            <text:p>79.374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9.2504" calcext:value-type="float">
            <text:p>79.250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9.127" calcext:value-type="float">
            <text:p>79.12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9.0037" calcext:value-type="float">
            <text:p>79.003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8.8808" calcext:value-type="float">
            <text:p>78.880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8.7581" calcext:value-type="float">
            <text:p>78.758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8.6357" calcext:value-type="float">
            <text:p>78.635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8.5135" calcext:value-type="float">
            <text:p>78.513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8.3916" calcext:value-type="float">
            <text:p>78.391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8.27" calcext:value-type="float">
            <text:p>78.2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8.1486" calcext:value-type="float">
            <text:p>78.148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8.0274" calcext:value-type="float">
            <text:p>78.027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7.9065" calcext:value-type="float">
            <text:p>77.906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7.7859" calcext:value-type="float">
            <text:p>77.785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7.6656" calcext:value-type="float">
            <text:p>77.665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7.5454" calcext:value-type="float">
            <text:p>77.545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7.4256" calcext:value-type="float">
            <text:p>77.425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7.306" calcext:value-type="float">
            <text:p>77.30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7.1866" calcext:value-type="float">
            <text:p>77.186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7.0676" calcext:value-type="float">
            <text:p>77.067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6.9487" calcext:value-type="float">
            <text:p>76.948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6.8301" calcext:value-type="float">
            <text:p>76.830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6.7118" calcext:value-type="float">
            <text:p>76.711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6.5937" calcext:value-type="float">
            <text:p>76.593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6.4759" calcext:value-type="float">
            <text:p>76.475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6.3583" calcext:value-type="float">
            <text:p>76.358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6.2409" calcext:value-type="float">
            <text:p>76.240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6.1238" calcext:value-type="float">
            <text:p>76.123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6.007" calcext:value-type="float">
            <text:p>76.00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5.8904" calcext:value-type="float">
            <text:p>75.890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5.774" calcext:value-type="float">
            <text:p>75.77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5.6579" calcext:value-type="float">
            <text:p>75.657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5.5421" calcext:value-type="float">
            <text:p>75.542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5.4265" calcext:value-type="float">
            <text:p>75.426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5.3111" calcext:value-type="float">
            <text:p>75.311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5.196" calcext:value-type="float">
            <text:p>75.19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5.0811" calcext:value-type="float">
            <text:p>75.081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4.9665" calcext:value-type="float">
            <text:p>74.966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4.8521" calcext:value-type="float">
            <text:p>74.852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4.738" calcext:value-type="float">
            <text:p>74.73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4.6241" calcext:value-type="float">
            <text:p>74.624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4.5104" calcext:value-type="float">
            <text:p>74.510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4.397" calcext:value-type="float">
            <text:p>74.39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4.2838" calcext:value-type="float">
            <text:p>74.283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4.1708" calcext:value-type="float">
            <text:p>74.170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4.0581" calcext:value-type="float">
            <text:p>74.058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3.9457" calcext:value-type="float">
            <text:p>73.945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3.8335" calcext:value-type="float">
            <text:p>73.833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3.7215" calcext:value-type="float">
            <text:p>73.721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3.6097" calcext:value-type="float">
            <text:p>73.609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3.4982" calcext:value-type="float">
            <text:p>73.498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3.3869" calcext:value-type="float">
            <text:p>73.386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3.2759" calcext:value-type="float">
            <text:p>73.275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3.1651" calcext:value-type="float">
            <text:p>73.165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3.0545" calcext:value-type="float">
            <text:p>73.054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2.9442" calcext:value-type="float">
            <text:p>72.944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2.8341" calcext:value-type="float">
            <text:p>72.834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2.7242" calcext:value-type="float">
            <text:p>72.724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2.6146" calcext:value-type="float">
            <text:p>72.614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2.5052" calcext:value-type="float">
            <text:p>72.505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2.396" calcext:value-type="float">
            <text:p>72.39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2.2871" calcext:value-type="float">
            <text:p>72.287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2.1783" calcext:value-type="float">
            <text:p>72.178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2.0699" calcext:value-type="float">
            <text:p>72.069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1.9616" calcext:value-type="float">
            <text:p>71.961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1.8536" calcext:value-type="float">
            <text:p>71.853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1.7458" calcext:value-type="float">
            <text:p>71.745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1.6383" calcext:value-type="float">
            <text:p>71.638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1.5309" calcext:value-type="float">
            <text:p>71.530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1.4238" calcext:value-type="float">
            <text:p>71.423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1.3169" calcext:value-type="float">
            <text:p>71.316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1.2103" calcext:value-type="float">
            <text:p>71.210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1.1038" calcext:value-type="float">
            <text:p>71.103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0.9976" calcext:value-type="float">
            <text:p>70.997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0.8917" calcext:value-type="float">
            <text:p>70.891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0.7859" calcext:value-type="float">
            <text:p>70.785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0.6804" calcext:value-type="float">
            <text:p>70.680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0.5751" calcext:value-type="float">
            <text:p>70.575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0.47" calcext:value-type="float">
            <text:p>70.4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0.3651" calcext:value-type="float">
            <text:p>70.365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0.2605" calcext:value-type="float">
            <text:p>70.260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0.1561" calcext:value-type="float">
            <text:p>70.156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0.0519" calcext:value-type="float">
            <text:p>70.051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9.9479" calcext:value-type="float">
            <text:p>69.947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9.8442" calcext:value-type="float">
            <text:p>69.844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9.7406" calcext:value-type="float">
            <text:p>69.740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9.6373" calcext:value-type="float">
            <text:p>69.637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9.5342" calcext:value-type="float">
            <text:p>69.534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9.4314" calcext:value-type="float">
            <text:p>69.431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9.3287" calcext:value-type="float">
            <text:p>69.328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9.2263" calcext:value-type="float">
            <text:p>69.226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9.124" calcext:value-type="float">
            <text:p>69.12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9.022" calcext:value-type="float">
            <text:p>69.02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8.9202" calcext:value-type="float">
            <text:p>68.920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8.8187" calcext:value-type="float">
            <text:p>68.818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8.7173" calcext:value-type="float">
            <text:p>68.717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8.6162" calcext:value-type="float">
            <text:p>68.616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8.5153" calcext:value-type="float">
            <text:p>68.515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8.4145" calcext:value-type="float">
            <text:p>68.414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8.314" calcext:value-type="float">
            <text:p>68.31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8.2137" calcext:value-type="float">
            <text:p>68.213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8.1137" calcext:value-type="float">
            <text:p>68.113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8.0138" calcext:value-type="float">
            <text:p>68.013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7.9142" calcext:value-type="float">
            <text:p>67.914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7.8147" calcext:value-type="float">
            <text:p>67.814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7.7155" calcext:value-type="float">
            <text:p>67.71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7.6165" calcext:value-type="float">
            <text:p>67.616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7.5177" calcext:value-type="float">
            <text:p>67.517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7.4191" calcext:value-type="float">
            <text:p>67.419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7.3207" calcext:value-type="float">
            <text:p>67.320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7.2225" calcext:value-type="float">
            <text:p>67.222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7.1245" calcext:value-type="float">
            <text:p>67.124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7.0267" calcext:value-type="float">
            <text:p>67.026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6.9292" calcext:value-type="float">
            <text:p>66.929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6.8318" calcext:value-type="float">
            <text:p>66.831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6.7347" calcext:value-type="float">
            <text:p>66.734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6.6377" calcext:value-type="float">
            <text:p>66.637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6.541" calcext:value-type="float">
            <text:p>66.54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6.4445" calcext:value-type="float">
            <text:p>66.444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6.3482" calcext:value-type="float">
            <text:p>66.348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6.252" calcext:value-type="float">
            <text:p>66.25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6.1561" calcext:value-type="float">
            <text:p>66.156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6.0604" calcext:value-type="float">
            <text:p>66.060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5.9649" calcext:value-type="float">
            <text:p>65.964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5.8696" calcext:value-type="float">
            <text:p>65.869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5.7745" calcext:value-type="float">
            <text:p>65.774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5.6796" calcext:value-type="float">
            <text:p>65.679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5.5849" calcext:value-type="float">
            <text:p>65.584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5.4904" calcext:value-type="float">
            <text:p>65.490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5.3961" calcext:value-type="float">
            <text:p>65.396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5.302" calcext:value-type="float">
            <text:p>65.30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5.2081" calcext:value-type="float">
            <text:p>65.208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5.1143" calcext:value-type="float">
            <text:p>65.114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5.0208" calcext:value-type="float">
            <text:p>65.020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4.9275" calcext:value-type="float">
            <text:p>64.927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4.8344" calcext:value-type="float">
            <text:p>64.834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4.7415" calcext:value-type="float">
            <text:p>64.741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4.6488" calcext:value-type="float">
            <text:p>64.648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4.5563" calcext:value-type="float">
            <text:p>64.556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4.464" calcext:value-type="float">
            <text:p>64.46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4.3718" calcext:value-type="float">
            <text:p>64.371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4.2799" calcext:value-type="float">
            <text:p>64.279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4.1882" calcext:value-type="float">
            <text:p>64.188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4.0966" calcext:value-type="float">
            <text:p>64.096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4.0053" calcext:value-type="float">
            <text:p>64.005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3.9141" calcext:value-type="float">
            <text:p>63.914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3.8232" calcext:value-type="float">
            <text:p>63.823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3.7324" calcext:value-type="float">
            <text:p>63.732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3.6418" calcext:value-type="float">
            <text:p>63.641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3.5514" calcext:value-type="float">
            <text:p>63.551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3.4612" calcext:value-type="float">
            <text:p>63.461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3.3712" calcext:value-type="float">
            <text:p>63.371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3.2814" calcext:value-type="float">
            <text:p>63.281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3.1918" calcext:value-type="float">
            <text:p>63.191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3.1024" calcext:value-type="float">
            <text:p>63.102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3.0131" calcext:value-type="float">
            <text:p>63.013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2.9241" calcext:value-type="float">
            <text:p>62.924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2.8352" calcext:value-type="float">
            <text:p>62.835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2.7465" calcext:value-type="float">
            <text:p>62.746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2.658" calcext:value-type="float">
            <text:p>62.65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2.5697" calcext:value-type="float">
            <text:p>62.569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2.4816" calcext:value-type="float">
            <text:p>62.481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2.3937" calcext:value-type="float">
            <text:p>62.393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2.306" calcext:value-type="float">
            <text:p>62.30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2.2184" calcext:value-type="float">
            <text:p>62.218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2.131" calcext:value-type="float">
            <text:p>62.13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2.0439" calcext:value-type="float">
            <text:p>62.043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1.9569" calcext:value-type="float">
            <text:p>61.956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1.87" calcext:value-type="float">
            <text:p>61.8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1.7834" calcext:value-type="float">
            <text:p>61.783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1.697" calcext:value-type="float">
            <text:p>61.69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1.6107" calcext:value-type="float">
            <text:p>61.610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1.5246" calcext:value-type="float">
            <text:p>61.524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1.4387" calcext:value-type="float">
            <text:p>61.438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1.353" calcext:value-type="float">
            <text:p>61.35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1.2675" calcext:value-type="float">
            <text:p>61.267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1.1821" calcext:value-type="float">
            <text:p>61.182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1.097" calcext:value-type="float">
            <text:p>61.09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1.012" calcext:value-type="float">
            <text:p>61.01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0.9272" calcext:value-type="float">
            <text:p>60.927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0.8425" calcext:value-type="float">
            <text:p>60.842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0.7581" calcext:value-type="float">
            <text:p>60.758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0.6738" calcext:value-type="float">
            <text:p>60.673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0.5897" calcext:value-type="float">
            <text:p>60.589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0.5058" calcext:value-type="float">
            <text:p>60.505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0.4221" calcext:value-type="float">
            <text:p>60.422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0.3385" calcext:value-type="float">
            <text:p>60.338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0.2551" calcext:value-type="float">
            <text:p>60.255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0.1719" calcext:value-type="float">
            <text:p>60.171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0.0889" calcext:value-type="float">
            <text:p>60.088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0.006" calcext:value-type="float">
            <text:p>60.00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9.9233" calcext:value-type="float">
            <text:p>59.923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9.8408" calcext:value-type="float">
            <text:p>59.840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9.7585" calcext:value-type="float">
            <text:p>59.758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9.6764" calcext:value-type="float">
            <text:p>59.676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9.5944" calcext:value-type="float">
            <text:p>59.594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9.5126" calcext:value-type="float">
            <text:p>59.512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9.4309" calcext:value-type="float">
            <text:p>59.430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9.3495" calcext:value-type="float">
            <text:p>59.349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9.2682" calcext:value-type="float">
            <text:p>59.268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9.1871" calcext:value-type="float">
            <text:p>59.187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9.1061" calcext:value-type="float">
            <text:p>59.106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9.0254" calcext:value-type="float">
            <text:p>59.025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8.9448" calcext:value-type="float">
            <text:p>58.944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8.8643" calcext:value-type="float">
            <text:p>58.864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8.7841" calcext:value-type="float">
            <text:p>58.784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8.704" calcext:value-type="float">
            <text:p>58.70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8.6241" calcext:value-type="float">
            <text:p>58.624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8.5443" calcext:value-type="float">
            <text:p>58.544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8.4647" calcext:value-type="float">
            <text:p>58.464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8.3853" calcext:value-type="float">
            <text:p>58.385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8.3061" calcext:value-type="float">
            <text:p>58.306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8.227" calcext:value-type="float">
            <text:p>58.22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8.1481" calcext:value-type="float">
            <text:p>58.148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8.0694" calcext:value-type="float">
            <text:p>58.069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7.9908" calcext:value-type="float">
            <text:p>57.990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7.9124" calcext:value-type="float">
            <text:p>57.912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7.8341" calcext:value-type="float">
            <text:p>57.834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7.7561" calcext:value-type="float">
            <text:p>57.756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7.6782" calcext:value-type="float">
            <text:p>57.678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7.6004" calcext:value-type="float">
            <text:p>57.600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7.5228" calcext:value-type="float">
            <text:p>57.522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7.4454" calcext:value-type="float">
            <text:p>57.445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7.3682" calcext:value-type="float">
            <text:p>57.368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7.2911" calcext:value-type="float">
            <text:p>57.291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7.2142" calcext:value-type="float">
            <text:p>57.214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7.1374" calcext:value-type="float">
            <text:p>57.137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7.0608" calcext:value-type="float">
            <text:p>57.060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6.9844" calcext:value-type="float">
            <text:p>56.984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6.9081" calcext:value-type="float">
            <text:p>56.908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6.832" calcext:value-type="float">
            <text:p>56.83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6.756" calcext:value-type="float">
            <text:p>56.75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6.6802" calcext:value-type="float">
            <text:p>56.680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6.6046" calcext:value-type="float">
            <text:p>56.604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6.5291" calcext:value-type="float">
            <text:p>56.529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6.4538" calcext:value-type="float">
            <text:p>56.453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6.3787" calcext:value-type="float">
            <text:p>56.378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6.3037" calcext:value-type="float">
            <text:p>56.303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6.2289" calcext:value-type="float">
            <text:p>56.228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6.1542" calcext:value-type="float">
            <text:p>56.154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6.0797" calcext:value-type="float">
            <text:p>56.079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6.0053" calcext:value-type="float">
            <text:p>56.005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5.9311" calcext:value-type="float">
            <text:p>55.931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5.8571" calcext:value-type="float">
            <text:p>55.857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5.7832" calcext:value-type="float">
            <text:p>55.783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5.7095" calcext:value-type="float">
            <text:p>55.709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5.6359" calcext:value-type="float">
            <text:p>55.635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5.5625" calcext:value-type="float">
            <text:p>55.562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5.4892" calcext:value-type="float">
            <text:p>55.489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5.4161" calcext:value-type="float">
            <text:p>55.416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5.3432" calcext:value-type="float">
            <text:p>55.343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5.2704" calcext:value-type="float">
            <text:p>55.270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5.1977" calcext:value-type="float">
            <text:p>55.197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5.1253" calcext:value-type="float">
            <text:p>55.125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5.0529" calcext:value-type="float">
            <text:p>55.052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4.9807" calcext:value-type="float">
            <text:p>54.980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4.9087" calcext:value-type="float">
            <text:p>54.908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4.8368" calcext:value-type="float">
            <text:p>54.836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4.7651" calcext:value-type="float">
            <text:p>54.765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4.6936" calcext:value-type="float">
            <text:p>54.693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4.6221" calcext:value-type="float">
            <text:p>54.622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4.5509" calcext:value-type="float">
            <text:p>54.550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4.4798" calcext:value-type="float">
            <text:p>54.479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4.4088" calcext:value-type="float">
            <text:p>54.408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4.338" calcext:value-type="float">
            <text:p>54.33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4.2673" calcext:value-type="float">
            <text:p>54.267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4.1968" calcext:value-type="float">
            <text:p>54.196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4.1264" calcext:value-type="float">
            <text:p>54.126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4.0562" calcext:value-type="float">
            <text:p>54.056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3.9861" calcext:value-type="float">
            <text:p>53.986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3.9162" calcext:value-type="float">
            <text:p>53.916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3.8465" calcext:value-type="float">
            <text:p>53.846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3.7768" calcext:value-type="float">
            <text:p>53.776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3.7074" calcext:value-type="float">
            <text:p>53.707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3.638" calcext:value-type="float">
            <text:p>53.63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3.5688" calcext:value-type="float">
            <text:p>53.568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3.4998" calcext:value-type="float">
            <text:p>53.499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3.4309" calcext:value-type="float">
            <text:p>53.430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3.3622" calcext:value-type="float">
            <text:p>53.362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3.2936" calcext:value-type="float">
            <text:p>53.293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3.2251" calcext:value-type="float">
            <text:p>53.225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3.1568" calcext:value-type="float">
            <text:p>53.156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3.0887" calcext:value-type="float">
            <text:p>53.088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3.0207" calcext:value-type="float">
            <text:p>53.020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2.9528" calcext:value-type="float">
            <text:p>52.952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2.8851" calcext:value-type="float">
            <text:p>52.885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2.8175" calcext:value-type="float">
            <text:p>52.817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2.75" calcext:value-type="float">
            <text:p>52.7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2.6827" calcext:value-type="float">
            <text:p>52.682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2.6156" calcext:value-type="float">
            <text:p>52.615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2.5486" calcext:value-type="float">
            <text:p>52.548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2.4817" calcext:value-type="float">
            <text:p>52.481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2.415" calcext:value-type="float">
            <text:p>52.41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2.3484" calcext:value-type="float">
            <text:p>52.348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2.2819" calcext:value-type="float">
            <text:p>52.281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2.2156" calcext:value-type="float">
            <text:p>52.215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2.1495" calcext:value-type="float">
            <text:p>52.149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2.0834" calcext:value-type="float">
            <text:p>52.083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2.0175" calcext:value-type="float">
            <text:p>52.017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1.9518" calcext:value-type="float">
            <text:p>51.951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1.8862" calcext:value-type="float">
            <text:p>51.886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1.8207" calcext:value-type="float">
            <text:p>51.820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1.7554" calcext:value-type="float">
            <text:p>51.755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1.6902" calcext:value-type="float">
            <text:p>51.690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1.6252" calcext:value-type="float">
            <text:p>51.625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1.5602" calcext:value-type="float">
            <text:p>51.560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1.4955" calcext:value-type="float">
            <text:p>51.49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1.4308" calcext:value-type="float">
            <text:p>51.430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1.3663" calcext:value-type="float">
            <text:p>51.366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1.302" calcext:value-type="float">
            <text:p>51.30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1.2377" calcext:value-type="float">
            <text:p>51.237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1.1736" calcext:value-type="float">
            <text:p>51.173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1.1097" calcext:value-type="float">
            <text:p>51.109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1.0459" calcext:value-type="float">
            <text:p>51.045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0.9822" calcext:value-type="float">
            <text:p>50.982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0.9186" calcext:value-type="float">
            <text:p>50.918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0.8552" calcext:value-type="float">
            <text:p>50.855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0.7919" calcext:value-type="float">
            <text:p>50.791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0.7288" calcext:value-type="float">
            <text:p>50.728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0.6658" calcext:value-type="float">
            <text:p>50.665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0.6029" calcext:value-type="float">
            <text:p>50.602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0.5401" calcext:value-type="float">
            <text:p>50.540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0.4775" calcext:value-type="float">
            <text:p>50.477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0.415" calcext:value-type="float">
            <text:p>50.41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0.3527" calcext:value-type="float">
            <text:p>50.352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0.2905" calcext:value-type="float">
            <text:p>50.290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0.2284" calcext:value-type="float">
            <text:p>50.228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0.1664" calcext:value-type="float">
            <text:p>50.166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0.1046" calcext:value-type="float">
            <text:p>50.104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0.0429" calcext:value-type="float">
            <text:p>50.042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9.9814" calcext:value-type="float">
            <text:p>49.981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9.9199" calcext:value-type="float">
            <text:p>49.919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9.8586" calcext:value-type="float">
            <text:p>49.858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9.7975" calcext:value-type="float">
            <text:p>49.797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9.7364" calcext:value-type="float">
            <text:p>49.736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9.6755" calcext:value-type="float">
            <text:p>49.67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9.6147" calcext:value-type="float">
            <text:p>49.614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9.5541" calcext:value-type="float">
            <text:p>49.554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9.4935" calcext:value-type="float">
            <text:p>49.493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9.4332" calcext:value-type="float">
            <text:p>49.433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9.3729" calcext:value-type="float">
            <text:p>49.372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9.3127" calcext:value-type="float">
            <text:p>49.312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9.2527" calcext:value-type="float">
            <text:p>49.252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9.1928" calcext:value-type="float">
            <text:p>49.192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9.1331" calcext:value-type="float">
            <text:p>49.133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9.0735" calcext:value-type="float">
            <text:p>49.073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9.014" calcext:value-type="float">
            <text:p>49.01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8.9546" calcext:value-type="float">
            <text:p>48.954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8.8953" calcext:value-type="float">
            <text:p>48.895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8.8362" calcext:value-type="float">
            <text:p>48.836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8.7772" calcext:value-type="float">
            <text:p>48.777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8.7183" calcext:value-type="float">
            <text:p>48.718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8.6596" calcext:value-type="float">
            <text:p>48.659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8.6009" calcext:value-type="float">
            <text:p>48.600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8.5424" calcext:value-type="float">
            <text:p>48.542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8.4841" calcext:value-type="float">
            <text:p>48.484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8.4258" calcext:value-type="float">
            <text:p>48.425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8.3677" calcext:value-type="float">
            <text:p>48.367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8.3097" calcext:value-type="float">
            <text:p>48.309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8.2518" calcext:value-type="float">
            <text:p>48.251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8.194" calcext:value-type="float">
            <text:p>48.19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8.1364" calcext:value-type="float">
            <text:p>48.136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8.0788" calcext:value-type="float">
            <text:p>48.078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8.0215" calcext:value-type="float">
            <text:p>48.021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7.9642" calcext:value-type="float">
            <text:p>47.964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7.907" calcext:value-type="float">
            <text:p>47.90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7.85" calcext:value-type="float">
            <text:p>47.8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7.7931" calcext:value-type="float">
            <text:p>47.793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7.7363" calcext:value-type="float">
            <text:p>47.736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7.6796" calcext:value-type="float">
            <text:p>47.679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7.6231" calcext:value-type="float">
            <text:p>47.623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7.5666" calcext:value-type="float">
            <text:p>47.566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7.5103" calcext:value-type="float">
            <text:p>47.510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7.4541" calcext:value-type="float">
            <text:p>47.454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7.3981" calcext:value-type="float">
            <text:p>47.398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7.3421" calcext:value-type="float">
            <text:p>47.342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7.2863" calcext:value-type="float">
            <text:p>47.286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7.2305" calcext:value-type="float">
            <text:p>47.230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7.1749" calcext:value-type="float">
            <text:p>47.174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7.1195" calcext:value-type="float">
            <text:p>47.119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7.0641" calcext:value-type="float">
            <text:p>47.064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7.0089" calcext:value-type="float">
            <text:p>47.008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6.9537" calcext:value-type="float">
            <text:p>46.953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6.8987" calcext:value-type="float">
            <text:p>46.898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6.8438" calcext:value-type="float">
            <text:p>46.843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6.789" calcext:value-type="float">
            <text:p>46.78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6.7344" calcext:value-type="float">
            <text:p>46.734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6.6798" calcext:value-type="float">
            <text:p>46.679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6.6254" calcext:value-type="float">
            <text:p>46.625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6.5711" calcext:value-type="float">
            <text:p>46.571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6.5169" calcext:value-type="float">
            <text:p>46.516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6.4628" calcext:value-type="float">
            <text:p>46.462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6.4088" calcext:value-type="float">
            <text:p>46.408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6.355" calcext:value-type="float">
            <text:p>46.3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6.3012" calcext:value-type="float">
            <text:p>46.301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6.2476" calcext:value-type="float">
            <text:p>46.247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6.1941" calcext:value-type="float">
            <text:p>46.194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6.1407" calcext:value-type="float">
            <text:p>46.140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6.0874" calcext:value-type="float">
            <text:p>46.087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6.0342" calcext:value-type="float">
            <text:p>46.034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5.9812" calcext:value-type="float">
            <text:p>45.981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5.9282" calcext:value-type="float">
            <text:p>45.928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5.8754" calcext:value-type="float">
            <text:p>45.875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5.8226" calcext:value-type="float">
            <text:p>45.822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5.77" calcext:value-type="float">
            <text:p>45.7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5.7175" calcext:value-type="float">
            <text:p>45.717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5.6651" calcext:value-type="float">
            <text:p>45.665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5.6128" calcext:value-type="float">
            <text:p>45.612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5.5607" calcext:value-type="float">
            <text:p>45.560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5.5086" calcext:value-type="float">
            <text:p>45.508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5.4567" calcext:value-type="float">
            <text:p>45.456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5.4048" calcext:value-type="float">
            <text:p>45.404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5.3531" calcext:value-type="float">
            <text:p>45.353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5.3015" calcext:value-type="float">
            <text:p>45.301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5.25" calcext:value-type="float">
            <text:p>45.2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5.1986" calcext:value-type="float">
            <text:p>45.198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5.1473" calcext:value-type="float">
            <text:p>45.147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5.0961" calcext:value-type="float">
            <text:p>45.096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5.045" calcext:value-type="float">
            <text:p>45.04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4.9941" calcext:value-type="float">
            <text:p>44.994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4.9432" calcext:value-type="float">
            <text:p>44.943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4.8924" calcext:value-type="float">
            <text:p>44.892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4.8418" calcext:value-type="float">
            <text:p>44.841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4.7913" calcext:value-type="float">
            <text:p>44.791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4.7408" calcext:value-type="float">
            <text:p>44.740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4.6905" calcext:value-type="float">
            <text:p>44.690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4.6403" calcext:value-type="float">
            <text:p>44.640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4.5902" calcext:value-type="float">
            <text:p>44.590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4.5402" calcext:value-type="float">
            <text:p>44.540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4.4903" calcext:value-type="float">
            <text:p>44.490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4.4405" calcext:value-type="float">
            <text:p>44.440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4.3908" calcext:value-type="float">
            <text:p>44.390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4.3412" calcext:value-type="float">
            <text:p>44.341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4.2918" calcext:value-type="float">
            <text:p>44.291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4.2424" calcext:value-type="float">
            <text:p>44.242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4.1931" calcext:value-type="float">
            <text:p>44.193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4.144" calcext:value-type="float">
            <text:p>44.14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4.0949" calcext:value-type="float">
            <text:p>44.094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4.0459" calcext:value-type="float">
            <text:p>44.045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3.9971" calcext:value-type="float">
            <text:p>43.997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3.9484" calcext:value-type="float">
            <text:p>43.948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3.8997" calcext:value-type="float">
            <text:p>43.899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3.8512" calcext:value-type="float">
            <text:p>43.851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3.8027" calcext:value-type="float">
            <text:p>43.802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3.7544" calcext:value-type="float">
            <text:p>43.754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3.7062" calcext:value-type="float">
            <text:p>43.706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3.658" calcext:value-type="float">
            <text:p>43.65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3.61" calcext:value-type="float">
            <text:p>43.6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3.5621" calcext:value-type="float">
            <text:p>43.562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3.5143" calcext:value-type="float">
            <text:p>43.514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3.4665" calcext:value-type="float">
            <text:p>43.466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3.4189" calcext:value-type="float">
            <text:p>43.418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3.3714" calcext:value-type="float">
            <text:p>43.371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3.324" calcext:value-type="float">
            <text:p>43.32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3.2767" calcext:value-type="float">
            <text:p>43.276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3.2295" calcext:value-type="float">
            <text:p>43.229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3.1823" calcext:value-type="float">
            <text:p>43.182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3.1353" calcext:value-type="float">
            <text:p>43.135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3.0884" calcext:value-type="float">
            <text:p>43.088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3.0416" calcext:value-type="float">
            <text:p>43.041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2.9949" calcext:value-type="float">
            <text:p>42.994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2.9482" calcext:value-type="float">
            <text:p>42.948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2.9017" calcext:value-type="float">
            <text:p>42.901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2.8553" calcext:value-type="float">
            <text:p>42.855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2.809" calcext:value-type="float">
            <text:p>42.80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2.7627" calcext:value-type="float">
            <text:p>42.762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2.7166" calcext:value-type="float">
            <text:p>42.716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2.6706" calcext:value-type="float">
            <text:p>42.670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2.6246" calcext:value-type="float">
            <text:p>42.624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2.5788" calcext:value-type="float">
            <text:p>42.578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2.5331" calcext:value-type="float">
            <text:p>42.533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2.4874" calcext:value-type="float">
            <text:p>42.487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2.4419" calcext:value-type="float">
            <text:p>42.441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2.3964" calcext:value-type="float">
            <text:p>42.396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2.3511" calcext:value-type="float">
            <text:p>42.351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2.3058" calcext:value-type="float">
            <text:p>42.305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2.2607" calcext:value-type="float">
            <text:p>42.260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2.2156" calcext:value-type="float">
            <text:p>42.215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2.1706" calcext:value-type="float">
            <text:p>42.170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2.1258" calcext:value-type="float">
            <text:p>42.125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2.081" calcext:value-type="float">
            <text:p>42.08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2.0363" calcext:value-type="float">
            <text:p>42.036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1.9917" calcext:value-type="float">
            <text:p>41.991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1.9472" calcext:value-type="float">
            <text:p>41.947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1.9028" calcext:value-type="float">
            <text:p>41.902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1.8585" calcext:value-type="float">
            <text:p>41.858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1.8143" calcext:value-type="float">
            <text:p>41.814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1.7702" calcext:value-type="float">
            <text:p>41.770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1.7262" calcext:value-type="float">
            <text:p>41.726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1.6822" calcext:value-type="float">
            <text:p>41.682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1.6384" calcext:value-type="float">
            <text:p>41.638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1.5946" calcext:value-type="float">
            <text:p>41.594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1.551" calcext:value-type="float">
            <text:p>41.55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1.5074" calcext:value-type="float">
            <text:p>41.507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1.464" calcext:value-type="float">
            <text:p>41.46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1.4206" calcext:value-type="float">
            <text:p>41.420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1.3773" calcext:value-type="float">
            <text:p>41.377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1.3341" calcext:value-type="float">
            <text:p>41.334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1.291" calcext:value-type="float">
            <text:p>41.29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1.248" calcext:value-type="float">
            <text:p>41.24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1.2051" calcext:value-type="float">
            <text:p>41.205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1.1622" calcext:value-type="float">
            <text:p>41.162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1.1195" calcext:value-type="float">
            <text:p>41.119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1.0769" calcext:value-type="float">
            <text:p>41.076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1.0343" calcext:value-type="float">
            <text:p>41.034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0.9918" calcext:value-type="float">
            <text:p>40.991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0.9495" calcext:value-type="float">
            <text:p>40.949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0.9072" calcext:value-type="float">
            <text:p>40.907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0.865" calcext:value-type="float">
            <text:p>40.86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0.8229" calcext:value-type="float">
            <text:p>40.822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0.7809" calcext:value-type="float">
            <text:p>40.780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0.7389" calcext:value-type="float">
            <text:p>40.738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0.6971" calcext:value-type="float">
            <text:p>40.697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0.6553" calcext:value-type="float">
            <text:p>40.655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0.6137" calcext:value-type="float">
            <text:p>40.613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0.5721" calcext:value-type="float">
            <text:p>40.572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0.5306" calcext:value-type="float">
            <text:p>40.530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0.4892" calcext:value-type="float">
            <text:p>40.489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0.4479" calcext:value-type="float">
            <text:p>40.447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0.4067" calcext:value-type="float">
            <text:p>40.406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0.3656" calcext:value-type="float">
            <text:p>40.365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0.3245" calcext:value-type="float">
            <text:p>40.324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0.2836" calcext:value-type="float">
            <text:p>40.283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0.2427" calcext:value-type="float">
            <text:p>40.242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0.2019" calcext:value-type="float">
            <text:p>40.201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0.1612" calcext:value-type="float">
            <text:p>40.161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0.1206" calcext:value-type="float">
            <text:p>40.120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0.08" calcext:value-type="float">
            <text:p>40.0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0.0396" calcext:value-type="float">
            <text:p>40.039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9.9992" calcext:value-type="float">
            <text:p>39.999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9.959" calcext:value-type="float">
            <text:p>39.95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9.9188" calcext:value-type="float">
            <text:p>39.918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9.8787" calcext:value-type="float">
            <text:p>39.878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9.8387" calcext:value-type="float">
            <text:p>39.838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9.7987" calcext:value-type="float">
            <text:p>39.798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9.7589" calcext:value-type="float">
            <text:p>39.758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9.7191" calcext:value-type="float">
            <text:p>39.719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9.6795" calcext:value-type="float">
            <text:p>39.679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9.6399" calcext:value-type="float">
            <text:p>39.639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9.6004" calcext:value-type="float">
            <text:p>39.600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9.5609" calcext:value-type="float">
            <text:p>39.560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9.5216" calcext:value-type="float">
            <text:p>39.521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9.4823" calcext:value-type="float">
            <text:p>39.482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9.4432" calcext:value-type="float">
            <text:p>39.443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9.4041" calcext:value-type="float">
            <text:p>39.404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9.3651" calcext:value-type="float">
            <text:p>39.365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9.3261" calcext:value-type="float">
            <text:p>39.326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9.2873" calcext:value-type="float">
            <text:p>39.287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9.2485" calcext:value-type="float">
            <text:p>39.248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9.2098" calcext:value-type="float">
            <text:p>39.209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9.1712" calcext:value-type="float">
            <text:p>39.171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9.1327" calcext:value-type="float">
            <text:p>39.132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9.0943" calcext:value-type="float">
            <text:p>39.094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9.0559" calcext:value-type="float">
            <text:p>39.055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9.0177" calcext:value-type="float">
            <text:p>39.017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8.9795" calcext:value-type="float">
            <text:p>38.979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8.9414" calcext:value-type="float">
            <text:p>38.941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8.9033" calcext:value-type="float">
            <text:p>38.903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8.8654" calcext:value-type="float">
            <text:p>38.865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8.8275" calcext:value-type="float">
            <text:p>38.827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8.7897" calcext:value-type="float">
            <text:p>38.789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8.752" calcext:value-type="float">
            <text:p>38.75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8.7144" calcext:value-type="float">
            <text:p>38.714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8.6768" calcext:value-type="float">
            <text:p>38.676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8.6394" calcext:value-type="float">
            <text:p>38.639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8.602" calcext:value-type="float">
            <text:p>38.60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8.5647" calcext:value-type="float">
            <text:p>38.564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8.5274" calcext:value-type="float">
            <text:p>38.527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8.4903" calcext:value-type="float">
            <text:p>38.490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8.4532" calcext:value-type="float">
            <text:p>38.453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8.4162" calcext:value-type="float">
            <text:p>38.416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8.3793" calcext:value-type="float">
            <text:p>38.379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8.3425" calcext:value-type="float">
            <text:p>38.342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8.3057" calcext:value-type="float">
            <text:p>38.305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8.269" calcext:value-type="float">
            <text:p>38.26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8.2324" calcext:value-type="float">
            <text:p>38.232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8.1959" calcext:value-type="float">
            <text:p>38.195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8.1595" calcext:value-type="float">
            <text:p>38.159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8.1231" calcext:value-type="float">
            <text:p>38.123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8.0868" calcext:value-type="float">
            <text:p>38.086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8.0506" calcext:value-type="float">
            <text:p>38.050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8.0144" calcext:value-type="float">
            <text:p>38.014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7.9784" calcext:value-type="float">
            <text:p>37.978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7.9424" calcext:value-type="float">
            <text:p>37.942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7.9065" calcext:value-type="float">
            <text:p>37.906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7.8706" calcext:value-type="float">
            <text:p>37.870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7.8349" calcext:value-type="float">
            <text:p>37.834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7.7992" calcext:value-type="float">
            <text:p>37.799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7.7636" calcext:value-type="float">
            <text:p>37.763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7.7281" calcext:value-type="float">
            <text:p>37.728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7.6926" calcext:value-type="float">
            <text:p>37.692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7.6572" calcext:value-type="float">
            <text:p>37.657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7.6219" calcext:value-type="float">
            <text:p>37.621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7.5867" calcext:value-type="float">
            <text:p>37.586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7.5515" calcext:value-type="float">
            <text:p>37.551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7.5164" calcext:value-type="float">
            <text:p>37.516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7.4814" calcext:value-type="float">
            <text:p>37.481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7.4465" calcext:value-type="float">
            <text:p>37.446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7.4116" calcext:value-type="float">
            <text:p>37.411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7.3768" calcext:value-type="float">
            <text:p>37.376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7.3421" calcext:value-type="float">
            <text:p>37.342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7.3075" calcext:value-type="float">
            <text:p>37.307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7.2729" calcext:value-type="float">
            <text:p>37.272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7.2384" calcext:value-type="float">
            <text:p>37.238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7.204" calcext:value-type="float">
            <text:p>37.20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7.1697" calcext:value-type="float">
            <text:p>37.169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7.1354" calcext:value-type="float">
            <text:p>37.135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7.1012" calcext:value-type="float">
            <text:p>37.101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7.0671" calcext:value-type="float">
            <text:p>37.067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7.033" calcext:value-type="float">
            <text:p>37.03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6.999" calcext:value-type="float">
            <text:p>36.99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6.9651" calcext:value-type="float">
            <text:p>36.965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6.9313" calcext:value-type="float">
            <text:p>36.931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6.8975" calcext:value-type="float">
            <text:p>36.897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6.8638" calcext:value-type="float">
            <text:p>36.863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6.8302" calcext:value-type="float">
            <text:p>36.830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6.7966" calcext:value-type="float">
            <text:p>36.796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6.7631" calcext:value-type="float">
            <text:p>36.763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6.7297" calcext:value-type="float">
            <text:p>36.729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6.6964" calcext:value-type="float">
            <text:p>36.696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6.6631" calcext:value-type="float">
            <text:p>36.663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6.6299" calcext:value-type="float">
            <text:p>36.629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6.5968" calcext:value-type="float">
            <text:p>36.596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6.5637" calcext:value-type="float">
            <text:p>36.563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6.5307" calcext:value-type="float">
            <text:p>36.530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6.4978" calcext:value-type="float">
            <text:p>36.497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6.465" calcext:value-type="float">
            <text:p>36.46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6.4322" calcext:value-type="float">
            <text:p>36.432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6.3995" calcext:value-type="float">
            <text:p>36.399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6.3668" calcext:value-type="float">
            <text:p>36.366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6.3343" calcext:value-type="float">
            <text:p>36.334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6.3018" calcext:value-type="float">
            <text:p>36.301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6.2693" calcext:value-type="float">
            <text:p>36.269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6.237" calcext:value-type="float">
            <text:p>36.23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6.2047" calcext:value-type="float">
            <text:p>36.204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6.1724" calcext:value-type="float">
            <text:p>36.172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6.1403" calcext:value-type="float">
            <text:p>36.140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6.1082" calcext:value-type="float">
            <text:p>36.108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6.0762" calcext:value-type="float">
            <text:p>36.076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6.0442" calcext:value-type="float">
            <text:p>36.044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6.0123" calcext:value-type="float">
            <text:p>36.012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5.9805" calcext:value-type="float">
            <text:p>35.980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5.9487" calcext:value-type="float">
            <text:p>35.948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5.9171" calcext:value-type="float">
            <text:p>35.917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5.8854" calcext:value-type="float">
            <text:p>35.885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5.8539" calcext:value-type="float">
            <text:p>35.853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5.8224" calcext:value-type="float">
            <text:p>35.822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5.791" calcext:value-type="float">
            <text:p>35.79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5.7596" calcext:value-type="float">
            <text:p>35.759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5.7283" calcext:value-type="float">
            <text:p>35.728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5.6971" calcext:value-type="float">
            <text:p>35.697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5.666" calcext:value-type="float">
            <text:p>35.66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5.6349" calcext:value-type="float">
            <text:p>35.634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5.6039" calcext:value-type="float">
            <text:p>35.603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5.5729" calcext:value-type="float">
            <text:p>35.572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5.542" calcext:value-type="float">
            <text:p>35.54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5.5112" calcext:value-type="float">
            <text:p>35.511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5.4804" calcext:value-type="float">
            <text:p>35.480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5.4497" calcext:value-type="float">
            <text:p>35.449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5.4191" calcext:value-type="float">
            <text:p>35.419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5.3886" calcext:value-type="float">
            <text:p>35.388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5.3581" calcext:value-type="float">
            <text:p>35.358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5.3276" calcext:value-type="float">
            <text:p>35.327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5.2973" calcext:value-type="float">
            <text:p>35.297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5.267" calcext:value-type="float">
            <text:p>35.26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5.2367" calcext:value-type="float">
            <text:p>35.236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5.2065" calcext:value-type="float">
            <text:p>35.206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5.1764" calcext:value-type="float">
            <text:p>35.176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5.1464" calcext:value-type="float">
            <text:p>35.146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5.1164" calcext:value-type="float">
            <text:p>35.116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5.0865" calcext:value-type="float">
            <text:p>35.086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5.0566" calcext:value-type="float">
            <text:p>35.056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5.0268" calcext:value-type="float">
            <text:p>35.026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4.9971" calcext:value-type="float">
            <text:p>34.997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4.9674" calcext:value-type="float">
            <text:p>34.967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4.9378" calcext:value-type="float">
            <text:p>34.937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4.9083" calcext:value-type="float">
            <text:p>34.908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4.8788" calcext:value-type="float">
            <text:p>34.878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4.8494" calcext:value-type="float">
            <text:p>34.849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4.82" calcext:value-type="float">
            <text:p>34.8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4.7907" calcext:value-type="float">
            <text:p>34.790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4.7615" calcext:value-type="float">
            <text:p>34.761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4.7323" calcext:value-type="float">
            <text:p>34.732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4.7032" calcext:value-type="float">
            <text:p>34.703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4.6742" calcext:value-type="float">
            <text:p>34.674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7">00/00/0000</text:date>, <text:time style:data-style-name="N2" text:time-value="02:45:55.1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27T02:55:57.035000000</dc:date>
    <meta:editing-duration>PT1H25M18S</meta:editing-duration>
    <meta:editing-cycles>6</meta:editing-cycles>
    <meta:generator>LibreOffice/7.0.3.1$Windows_X86_64 LibreOffice_project/d7547858d014d4cf69878db179d326fc3483e082</meta:generator>
    <meta:document-statistic meta:table-count="1" meta:cell-count="5820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9.965cm" svg:height="22.005cm" xlink:href=".." xlink:type="simple" chart:class="chart:line" chart:style-name="ch1">
        <chart:legend chart:legend-position="end" svg:x="34.89cm" svg:y="10.205cm" style:legend-expansion="high" chart:style-name="ch2"/>
        <chart:plot-area chart:style-name="ch3" table:cell-range-address="temp_nozzle.A1:temp_nozzle.C1940" chart:data-source-has-labels="row" svg:x="0.799cm" svg:y="0.44cm" svg:width="33.292cm" svg:height="21.125cm">
          <chart:coordinate-region svg:x="1.606cm" svg:y="0.44cm" svg:width="32.485cm" svg:height="19.87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mp_nozzle.A2:temp_nozzle.A1940" chart:label-cell-address="temp_nozzle.A1:temp_nozzle.A1" chart:class="chart:line">
            <chart:data-point chart:repeated="1939"/>
          </chart:series>
          <chart:series chart:style-name="ch7" chart:values-cell-range-address="temp_nozzle.B2:temp_nozzle.B1940" chart:label-cell-address="temp_nozzle.B1:temp_nozzle.B1" chart:class="chart:line">
            <chart:data-point chart:repeated="1939"/>
          </chart:series>
          <chart:series chart:style-name="ch8" chart:values-cell-range-address="temp_nozzle.C2:temp_nozzle.C1940" chart:label-cell-address="temp_nozzle.C1:temp_nozzle.C1" chart:class="chart:line">
            <chart:data-point chart:repeated="193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zzle temp [°C]</text:p>
                <draw:g>
                  <svg:desc>temp_nozzle.A1:temp_nozzle.A1</svg:desc>
                </draw:g>
              </table:table-cell>
              <table:table-cell office:value-type="string">
                <text:p>Target temp [°C]</text:p>
                <draw:g>
                  <svg:desc>temp_nozzle.B1:temp_nozzle.B1</svg:desc>
                </draw:g>
              </table:table-cell>
              <table:table-cell office:value-type="string">
                <text:p>Print fan PWM [0 .. 255]</text:p>
                <draw:g>
                  <svg:desc>temp_nozzle.C1:temp_nozzle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">
                <text:p>21</text:p>
                <draw:g>
                  <svg:desc>temp_nozzle.A2:temp_nozzle.A1940</svg:desc>
                </draw:g>
              </table:table-cell>
              <table:table-cell office:value-type="float" office:value="0">
                <text:p>0</text:p>
                <draw:g>
                  <svg:desc>temp_nozzle.B2:temp_nozzle.B1940</svg:desc>
                </draw:g>
              </table:table-cell>
              <table:table-cell office:value-type="float" office:value="0">
                <text:p>0</text:p>
                <draw:g>
                  <svg:desc>temp_nozzle.C2:temp_nozzle.C19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.493">
                <text:p>21.49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.9856">
                <text:p>21.985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4776">
                <text:p>22.477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.9692">
                <text:p>22.969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.4604">
                <text:p>23.460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.951">
                <text:p>23.95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4413">
                <text:p>24.441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.931">
                <text:p>24.93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.4203">
                <text:p>25.420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.9091">
                <text:p>25.909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.3974">
                <text:p>26.397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.8853">
                <text:p>26.885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.3727">
                <text:p>27.372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.8596">
                <text:p>27.859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.3461">
                <text:p>28.346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.8321">
                <text:p>28.832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.3177">
                <text:p>29.317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.8028">
                <text:p>29.802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.2874">
                <text:p>30.287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.7715">
                <text:p>30.77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.2552">
                <text:p>31.255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.7385">
                <text:p>31.738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.2212">
                <text:p>32.221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.7035">
                <text:p>32.703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.1853">
                <text:p>33.185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.6667">
                <text:p>33.666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.1476">
                <text:p>34.147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.6281">
                <text:p>34.628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.108">
                <text:p>35.10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.5875">
                <text:p>35.587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.0666">
                <text:p>36.066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.5452">
                <text:p>36.545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.0233">
                <text:p>37.023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.501">
                <text:p>37.50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.9782">
                <text:p>37.978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.4549">
                <text:p>38.454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.9312">
                <text:p>38.931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.407">
                <text:p>39.40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.8824">
                <text:p>39.882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.3573">
                <text:p>40.357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.8317">
                <text:p>40.831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1.3057">
                <text:p>41.305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.7792">
                <text:p>41.779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.2522">
                <text:p>42.252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2.7248">
                <text:p>42.724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3.1969">
                <text:p>43.196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3.6686">
                <text:p>43.668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.1398">
                <text:p>44.139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.6106">
                <text:p>44.610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5.0809">
                <text:p>45.080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5.5507">
                <text:p>45.550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6.0201">
                <text:p>46.020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6.489">
                <text:p>46.48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6.9574">
                <text:p>46.957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7.4254">
                <text:p>47.425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7.893">
                <text:p>47.89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8.36">
                <text:p>48.3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8.8267">
                <text:p>48.826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9.2928">
                <text:p>49.292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9.7585">
                <text:p>49.758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0.2238">
                <text:p>50.223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0.6886">
                <text:p>50.688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1.1529">
                <text:p>51.152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1.6168">
                <text:p>51.616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2.0802">
                <text:p>52.080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2.5431">
                <text:p>52.543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3.0057">
                <text:p>53.005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3.4677">
                <text:p>53.467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3.9293">
                <text:p>53.929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4.3904">
                <text:p>54.390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4.8511">
                <text:p>54.851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5.3113">
                <text:p>55.311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5.7711">
                <text:p>55.771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6.2304">
                <text:p>56.230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6.6893">
                <text:p>56.689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7.1477">
                <text:p>57.147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7.6056">
                <text:p>57.605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8.0631">
                <text:p>58.063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8.5202">
                <text:p>58.520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8.9768">
                <text:p>58.976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9.4329">
                <text:p>59.432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9.8886">
                <text:p>59.888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0.3438">
                <text:p>60.343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0.7986">
                <text:p>60.798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1.2529">
                <text:p>61.252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1.7068">
                <text:p>61.706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2.1602">
                <text:p>62.160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2.6132">
                <text:p>62.613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3.0657">
                <text:p>63.065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3.5177">
                <text:p>63.517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3.9693">
                <text:p>63.969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4.4205">
                <text:p>64.420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4.8712">
                <text:p>64.871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5.3215">
                <text:p>65.3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5.7713">
                <text:p>65.771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6.2206">
                <text:p>66.220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6.6695">
                <text:p>66.669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7.118">
                <text:p>67.11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7.566">
                <text:p>67.56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8.0135">
                <text:p>68.013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8.4607">
                <text:p>68.460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8.9073">
                <text:p>68.907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9.3535">
                <text:p>69.353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9.7993">
                <text:p>69.799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0.2446">
                <text:p>70.244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0.6894">
                <text:p>70.689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1.1338">
                <text:p>71.133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1.5778">
                <text:p>71.577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2.0213">
                <text:p>72.021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2.4644">
                <text:p>72.464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2.907">
                <text:p>72.90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3.3492">
                <text:p>73.349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3.7909">
                <text:p>73.790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4.2322">
                <text:p>74.232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4.673">
                <text:p>74.67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5.1134">
                <text:p>75.113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5.5533">
                <text:p>75.553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5.9928">
                <text:p>75.992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6.4319">
                <text:p>76.431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6.8705">
                <text:p>76.870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7.3086">
                <text:p>77.308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7.7463">
                <text:p>77.746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8.1836">
                <text:p>78.183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8.6204">
                <text:p>78.620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9.0568">
                <text:p>79.056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9.4927">
                <text:p>79.492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9.9282">
                <text:p>79.928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0.3632">
                <text:p>80.363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0.7978">
                <text:p>80.797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1.232">
                <text:p>81.23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1.6657">
                <text:p>81.665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2.099">
                <text:p>82.09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2.5318">
                <text:p>82.531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2.9642">
                <text:p>82.964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3.3962">
                <text:p>83.396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3.8277">
                <text:p>83.827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4.2587">
                <text:p>84.258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4.6893">
                <text:p>84.689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5.1195">
                <text:p>85.119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5.5492">
                <text:p>85.549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5.9785">
                <text:p>85.978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6.4074">
                <text:p>86.407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6.8358">
                <text:p>86.835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7.2638">
                <text:p>87.263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7.6913">
                <text:p>87.691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8.1184">
                <text:p>88.118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8.5451">
                <text:p>88.545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8.9713">
                <text:p>88.971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9.397">
                <text:p>89.39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9.8224">
                <text:p>89.822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0.2473">
                <text:p>90.247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0.6717">
                <text:p>90.671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1.0958">
                <text:p>91.095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1.5193">
                <text:p>91.519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1.9425">
                <text:p>91.942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2.3652">
                <text:p>92.365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2.7875">
                <text:p>92.787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3.2093">
                <text:p>93.209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3.6307">
                <text:p>93.630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4.0517">
                <text:p>94.051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4.4722">
                <text:p>94.472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4.8923">
                <text:p>94.892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5.3119">
                <text:p>95.311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5.7312">
                <text:p>95.731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6.1499">
                <text:p>96.149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6.5683">
                <text:p>96.568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6.9862">
                <text:p>96.986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7.4037">
                <text:p>97.403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7.8207">
                <text:p>97.820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8.2373">
                <text:p>98.237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8.6535">
                <text:p>98.653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9.0693">
                <text:p>99.069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9.4846">
                <text:p>99.484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9.8994">
                <text:p>99.899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0.314">
                <text:p>100.31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0.728">
                <text:p>100.72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1.141">
                <text:p>101.14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1.555">
                <text:p>101.55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1.967">
                <text:p>101.96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2.38">
                <text:p>102.3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2.791">
                <text:p>102.79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3.203">
                <text:p>103.20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3.614">
                <text:p>103.61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4.024">
                <text:p>104.02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4.435">
                <text:p>104.43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4.844">
                <text:p>104.84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5.254">
                <text:p>105.25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5.662">
                <text:p>105.66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6.071">
                <text:p>106.07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6.479">
                <text:p>106.47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6.886">
                <text:p>106.88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7.293">
                <text:p>107.29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7.7">
                <text:p>107.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8.106">
                <text:p>108.10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8.512">
                <text:p>108.51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8.918">
                <text:p>108.91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9.323">
                <text:p>109.32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9.727">
                <text:p>109.72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0.131">
                <text:p>110.13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10.535">
                <text:p>110.53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10.938">
                <text:p>110.93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1.341">
                <text:p>111.34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1.744">
                <text:p>111.74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12.146">
                <text:p>112.14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2.547">
                <text:p>112.54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12.948">
                <text:p>112.94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13.349">
                <text:p>113.34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13.749">
                <text:p>113.74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14.149">
                <text:p>114.14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14.549">
                <text:p>114.54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14.948">
                <text:p>114.94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15.346">
                <text:p>115.34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15.744">
                <text:p>115.74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16.142">
                <text:p>116.14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16.539">
                <text:p>116.53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16.936">
                <text:p>116.93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17.333">
                <text:p>117.33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17.729">
                <text:p>117.72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18.125">
                <text:p>118.12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8.52">
                <text:p>118.5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8.915">
                <text:p>118.9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9.309">
                <text:p>119.30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9.703">
                <text:p>119.70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20.096">
                <text:p>120.09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20.49">
                <text:p>120.4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20.882">
                <text:p>120.88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21.275">
                <text:p>121.27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21.666">
                <text:p>121.66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22.058">
                <text:p>122.05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22.449">
                <text:p>122.44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22.839">
                <text:p>122.83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23.23">
                <text:p>123.2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23.619">
                <text:p>123.61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24.009">
                <text:p>124.00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24.398">
                <text:p>124.39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24.786">
                <text:p>124.78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25.174">
                <text:p>125.17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25.562">
                <text:p>125.56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25.949">
                <text:p>125.94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26.336">
                <text:p>126.33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6.723">
                <text:p>126.72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7.109">
                <text:p>127.10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7.494">
                <text:p>127.49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7.879">
                <text:p>127.87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8.264">
                <text:p>128.26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8.648">
                <text:p>128.64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9.032">
                <text:p>129.03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9.416">
                <text:p>129.41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9.799">
                <text:p>129.79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30.182">
                <text:p>130.18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30.564">
                <text:p>130.56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30.946">
                <text:p>130.94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31.327">
                <text:p>131.32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31.708">
                <text:p>131.70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32.089">
                <text:p>132.08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32.469">
                <text:p>132.46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32.849">
                <text:p>132.84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33.228">
                <text:p>133.22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33.607">
                <text:p>133.60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33.986">
                <text:p>133.98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4.364">
                <text:p>134.36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4.742">
                <text:p>134.74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5.119">
                <text:p>135.11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5.496">
                <text:p>135.49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35.873">
                <text:p>135.87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36.249">
                <text:p>136.24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6.624">
                <text:p>136.62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7">
                <text:p>13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7.375">
                <text:p>137.37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37.749">
                <text:p>137.74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8.123">
                <text:p>138.12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38.497">
                <text:p>138.49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8.87">
                <text:p>138.8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39.243">
                <text:p>139.24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39.615">
                <text:p>139.6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39.987">
                <text:p>139.98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40.359">
                <text:p>140.35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40.73">
                <text:p>140.7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41.101">
                <text:p>141.10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1.472">
                <text:p>141.47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1.842">
                <text:p>141.84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2.211">
                <text:p>142.21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2.58">
                <text:p>142.5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2.949">
                <text:p>142.94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3.318">
                <text:p>143.31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3.686">
                <text:p>143.68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4.053">
                <text:p>144.05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4.42">
                <text:p>144.4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4.787">
                <text:p>144.78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5.153">
                <text:p>145.15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45.519">
                <text:p>145.51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45.885">
                <text:p>145.88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6.25">
                <text:p>146.2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6.615">
                <text:p>146.6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6.979">
                <text:p>146.97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7.343">
                <text:p>147.34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7.707">
                <text:p>147.70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48.07">
                <text:p>148.0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48.433">
                <text:p>148.43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48.795">
                <text:p>148.79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49.157">
                <text:p>149.15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49.519">
                <text:p>149.51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49.88">
                <text:p>149.8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50.241">
                <text:p>150.24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50.601">
                <text:p>150.60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0.961">
                <text:p>150.96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1.32">
                <text:p>151.3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51.68">
                <text:p>151.6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2.038">
                <text:p>152.03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2.397">
                <text:p>152.39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2.755">
                <text:p>152.75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3.112">
                <text:p>153.11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3.47">
                <text:p>153.4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3.826">
                <text:p>153.82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4.183">
                <text:p>154.18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4.539">
                <text:p>154.53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4.894">
                <text:p>154.89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5.25">
                <text:p>155.2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5.604">
                <text:p>155.60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55.959">
                <text:p>155.95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56.313">
                <text:p>156.31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56.667">
                <text:p>156.66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57.02">
                <text:p>157.0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57.373">
                <text:p>157.37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57.725">
                <text:p>157.72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58.077">
                <text:p>158.07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58.429">
                <text:p>158.42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58.78">
                <text:p>158.7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59.131">
                <text:p>159.13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59.481">
                <text:p>159.48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59.832">
                <text:p>159.83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60.181">
                <text:p>160.18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60.531">
                <text:p>160.53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60.88">
                <text:p>160.8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61.228">
                <text:p>161.22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61.576">
                <text:p>161.57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61.924">
                <text:p>161.92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62.271">
                <text:p>162.27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62.618">
                <text:p>162.61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62.965">
                <text:p>162.96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63.311">
                <text:p>163.31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63.657">
                <text:p>163.65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64.002">
                <text:p>164.00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64.348">
                <text:p>164.34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64.692">
                <text:p>164.69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65.036">
                <text:p>165.03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65.38">
                <text:p>165.3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65.724">
                <text:p>165.72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66.067">
                <text:p>166.06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66.41">
                <text:p>166.4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66.752">
                <text:p>166.75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67.094">
                <text:p>167.09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67.436">
                <text:p>167.43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67.777">
                <text:p>167.77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68.118">
                <text:p>168.11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68.458">
                <text:p>168.45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68.798">
                <text:p>168.79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69.138">
                <text:p>169.13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69.477">
                <text:p>169.47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69.816">
                <text:p>169.81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70.154">
                <text:p>170.15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70.493">
                <text:p>170.49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70.83">
                <text:p>170.8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71.168">
                <text:p>171.16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71.505">
                <text:p>171.50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71.841">
                <text:p>171.84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72.177">
                <text:p>172.17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72.513">
                <text:p>172.51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72.849">
                <text:p>172.84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73.184">
                <text:p>173.18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73.519">
                <text:p>173.51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73.853">
                <text:p>173.85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74.187">
                <text:p>174.18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74.52">
                <text:p>174.5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74.854">
                <text:p>174.85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75.186">
                <text:p>175.18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75.519">
                <text:p>175.51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75.851">
                <text:p>175.85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76.183">
                <text:p>176.18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76.514">
                <text:p>176.51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76.845">
                <text:p>176.84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77.175">
                <text:p>177.17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77.506">
                <text:p>177.50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77.835">
                <text:p>177.83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78.165">
                <text:p>178.16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78.494">
                <text:p>178.49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78.822">
                <text:p>178.82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79.151">
                <text:p>179.15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79.479">
                <text:p>179.47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79.806">
                <text:p>179.80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80.133">
                <text:p>180.13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80.46">
                <text:p>180.4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80.787">
                <text:p>180.78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81.113">
                <text:p>181.11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81.438">
                <text:p>181.43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81.764">
                <text:p>181.76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82.089">
                <text:p>182.08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82.413">
                <text:p>182.41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82.737">
                <text:p>182.73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83.061">
                <text:p>183.06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83.385">
                <text:p>183.38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83.708">
                <text:p>183.70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84.031">
                <text:p>184.03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84.353">
                <text:p>184.35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84.675">
                <text:p>184.67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84.996">
                <text:p>184.99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85.318">
                <text:p>185.31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85.639">
                <text:p>185.63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85.959">
                <text:p>185.95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86.279">
                <text:p>186.27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86.599">
                <text:p>186.59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86.918">
                <text:p>186.91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87.237">
                <text:p>187.23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87.556">
                <text:p>187.55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87.874">
                <text:p>187.87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88.192">
                <text:p>188.19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88.51">
                <text:p>188.5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88.827">
                <text:p>188.82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89.144">
                <text:p>189.14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89.46">
                <text:p>189.4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89.776">
                <text:p>189.77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90.092">
                <text:p>190.09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90.408">
                <text:p>190.40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90.723">
                <text:p>190.72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91.037">
                <text:p>191.03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91.352">
                <text:p>191.35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91.665">
                <text:p>191.66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91.979">
                <text:p>191.97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92.292">
                <text:p>192.29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92.605">
                <text:p>192.60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92.918">
                <text:p>192.91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93.23">
                <text:p>193.2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93.541">
                <text:p>193.54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93.853">
                <text:p>193.85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94.164">
                <text:p>194.16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94.475">
                <text:p>194.47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94.785">
                <text:p>194.78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95.095">
                <text:p>195.09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95.404">
                <text:p>195.40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95.714">
                <text:p>195.71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96.023">
                <text:p>196.02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96.331">
                <text:p>196.33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96.639">
                <text:p>196.63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96.947">
                <text:p>196.94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97.254">
                <text:p>197.25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97.562">
                <text:p>197.56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97.868">
                <text:p>197.86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98.175">
                <text:p>198.17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98.481">
                <text:p>198.48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98.786">
                <text:p>198.78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99.092">
                <text:p>199.09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99.397">
                <text:p>199.39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99.701">
                <text:p>199.70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00.005">
                <text:p>200.00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00.309">
                <text:p>200.30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00.613">
                <text:p>200.61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00.916">
                <text:p>200.91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01.219">
                <text:p>201.21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01.521">
                <text:p>201.52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01.824">
                <text:p>201.82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02.125">
                <text:p>202.12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02.427">
                <text:p>202.42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02.728">
                <text:p>202.72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03.029">
                <text:p>203.02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03.329">
                <text:p>203.32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03.629">
                <text:p>203.62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03.929">
                <text:p>203.92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04.228">
                <text:p>204.22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04.527">
                <text:p>204.52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04.825">
                <text:p>204.82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05.124">
                <text:p>205.12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05.422">
                <text:p>205.42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05.719">
                <text:p>205.71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06.016">
                <text:p>206.01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06.313">
                <text:p>206.31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06.61">
                <text:p>206.6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06.906">
                <text:p>206.90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07.202">
                <text:p>207.20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07.497">
                <text:p>207.49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07.792">
                <text:p>207.79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08.087">
                <text:p>208.08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08.382">
                <text:p>208.38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08.676">
                <text:p>208.67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08.969">
                <text:p>208.96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09.263">
                <text:p>209.26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09.556">
                <text:p>209.55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09.849">
                <text:p>209.849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10.141">
                <text:p>210.14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10.433">
                <text:p>210.43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10.725">
                <text:p>210.72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11.016">
                <text:p>211.01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11.307">
                <text:p>211.30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11.598">
                <text:p>211.59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11.888">
                <text:p>211.88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12.178">
                <text:p>212.17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12.468">
                <text:p>212.46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12.757">
                <text:p>212.757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13.046">
                <text:p>213.04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13.334">
                <text:p>213.334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13.623">
                <text:p>213.623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13.91">
                <text:p>213.9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14.198">
                <text:p>214.198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14.485">
                <text:p>214.48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14.772">
                <text:p>214.772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14.589">
                <text:p>214.58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14.178">
                <text:p>214.17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13.769">
                <text:p>213.76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13.36">
                <text:p>213.3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12.953">
                <text:p>212.95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12.546">
                <text:p>212.54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12.14">
                <text:p>212.1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11.735">
                <text:p>211.73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11.33">
                <text:p>211.3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10.927">
                <text:p>210.92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10.524">
                <text:p>210.52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10.123">
                <text:p>210.12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09.722">
                <text:p>209.72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09.322">
                <text:p>209.32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08.923">
                <text:p>208.92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08.524">
                <text:p>208.52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08.127">
                <text:p>208.12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07.73">
                <text:p>207.7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07.334">
                <text:p>207.33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06.939">
                <text:p>206.93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06.545">
                <text:p>206.54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06.152">
                <text:p>206.15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05.76">
                <text:p>205.7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05.368">
                <text:p>205.36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04.977">
                <text:p>204.97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04.587">
                <text:p>204.58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04.198">
                <text:p>204.19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03.81">
                <text:p>203.8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03.422">
                <text:p>203.42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03.036">
                <text:p>203.03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02.65">
                <text:p>202.6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02.265">
                <text:p>202.26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01.88">
                <text:p>201.8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01.497">
                <text:p>201.49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01.114">
                <text:p>201.11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00.733">
                <text:p>200.73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00.352">
                <text:p>200.35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99.972">
                <text:p>199.97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99.592">
                <text:p>199.59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99.214">
                <text:p>199.21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98.836">
                <text:p>198.83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98.459">
                <text:p>198.45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98.083">
                <text:p>198.08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97.707">
                <text:p>197.70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97.333">
                <text:p>197.33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96.959">
                <text:p>196.95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96.586">
                <text:p>196.58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96.214">
                <text:p>196.21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95.843">
                <text:p>195.84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95.472">
                <text:p>195.47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95.102">
                <text:p>195.10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94.733">
                <text:p>194.73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94.365">
                <text:p>194.36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93.997">
                <text:p>193.99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93.631">
                <text:p>193.63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93.265">
                <text:p>193.26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92.9">
                <text:p>192.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92.535">
                <text:p>192.53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92.172">
                <text:p>192.17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91.809">
                <text:p>191.80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91.447">
                <text:p>191.44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91.086">
                <text:p>191.08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90.725">
                <text:p>190.72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90.365">
                <text:p>190.36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90.006">
                <text:p>190.00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89.648">
                <text:p>189.64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89.291">
                <text:p>189.29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88.934">
                <text:p>188.93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88.578">
                <text:p>188.57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88.223">
                <text:p>188.22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87.868">
                <text:p>187.86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87.515">
                <text:p>187.51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87.162">
                <text:p>187.16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86.809">
                <text:p>186.80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86.458">
                <text:p>186.45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86.107">
                <text:p>186.10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85.757">
                <text:p>185.75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85.408">
                <text:p>185.40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85.06">
                <text:p>185.0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84.712">
                <text:p>184.71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84.365">
                <text:p>184.36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84.019">
                <text:p>184.01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83.673">
                <text:p>183.67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83.328">
                <text:p>183.32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82.984">
                <text:p>182.98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82.641">
                <text:p>182.64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82.298">
                <text:p>182.29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81.956">
                <text:p>181.95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81.615">
                <text:p>181.61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81.275">
                <text:p>181.27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80.935">
                <text:p>180.93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80.596">
                <text:p>180.59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80.258">
                <text:p>180.25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79.92">
                <text:p>179.9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79.583">
                <text:p>179.58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79.247">
                <text:p>179.24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78.912">
                <text:p>178.91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78.577">
                <text:p>178.57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78.243">
                <text:p>178.24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77.91">
                <text:p>177.9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77.577">
                <text:p>177.57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77.245">
                <text:p>177.24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76.914">
                <text:p>176.91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76.584">
                <text:p>176.58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76.254">
                <text:p>176.25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75.925">
                <text:p>175.92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75.596">
                <text:p>175.59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75.269">
                <text:p>175.26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74.942">
                <text:p>174.94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74.615">
                <text:p>174.61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74.29">
                <text:p>174.2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73.965">
                <text:p>173.96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73.641">
                <text:p>173.64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73.317">
                <text:p>173.31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72.994">
                <text:p>172.99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72.672">
                <text:p>172.67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72.351">
                <text:p>172.35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72.03">
                <text:p>172.0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71.71">
                <text:p>171.7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71.39">
                <text:p>171.3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71.071">
                <text:p>171.07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70.753">
                <text:p>170.75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70.436">
                <text:p>170.43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70.119">
                <text:p>170.11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69.803">
                <text:p>169.80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69.488">
                <text:p>169.48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69.173">
                <text:p>169.17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68.859">
                <text:p>168.85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68.545">
                <text:p>168.54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68.233">
                <text:p>168.23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67.921">
                <text:p>167.92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67.609">
                <text:p>167.60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67.298">
                <text:p>167.29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66.988">
                <text:p>166.98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66.679">
                <text:p>166.67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66.37">
                <text:p>166.3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66.062">
                <text:p>166.06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65.754">
                <text:p>165.75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65.448">
                <text:p>165.44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65.141">
                <text:p>165.14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64.836">
                <text:p>164.83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64.531">
                <text:p>164.53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64.227">
                <text:p>164.22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63.923">
                <text:p>163.92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63.62">
                <text:p>163.6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63.318">
                <text:p>163.31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63.016">
                <text:p>163.01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62.715">
                <text:p>162.71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62.415">
                <text:p>162.41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62.115">
                <text:p>162.11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61.816">
                <text:p>161.81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61.518">
                <text:p>161.51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61.22">
                <text:p>161.2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60.922">
                <text:p>160.92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60.626">
                <text:p>160.62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60.33">
                <text:p>160.3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60.035">
                <text:p>160.03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59.74">
                <text:p>159.7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59.446">
                <text:p>159.44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59.152">
                <text:p>159.15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58.86">
                <text:p>158.8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58.567">
                <text:p>158.56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58.276">
                <text:p>158.27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57.985">
                <text:p>157.98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57.694">
                <text:p>157.69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57.405">
                <text:p>157.40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57.116">
                <text:p>157.11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56.827">
                <text:p>156.82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56.539">
                <text:p>156.53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56.252">
                <text:p>156.25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55.965">
                <text:p>155.96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55.679">
                <text:p>155.67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55.394">
                <text:p>155.39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55.109">
                <text:p>155.10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54.824">
                <text:p>154.82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54.541">
                <text:p>154.54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54.258">
                <text:p>154.25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53.975">
                <text:p>153.97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53.693">
                <text:p>153.69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53.412">
                <text:p>153.41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53.132">
                <text:p>153.13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52.851">
                <text:p>152.85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52.572">
                <text:p>152.57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52.293">
                <text:p>152.29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52.015">
                <text:p>152.01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51.737">
                <text:p>151.73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51.46">
                <text:p>151.4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51.183">
                <text:p>151.18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50.907">
                <text:p>150.90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50.632">
                <text:p>150.63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50.357">
                <text:p>150.35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50.083">
                <text:p>150.08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49.81">
                <text:p>149.8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49.537">
                <text:p>149.53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49.264">
                <text:p>149.26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48.992">
                <text:p>148.99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48.721">
                <text:p>148.72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48.45">
                <text:p>148.4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48.18">
                <text:p>148.1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47.91">
                <text:p>147.9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47.641">
                <text:p>147.64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47.373">
                <text:p>147.37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47.105">
                <text:p>147.10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46.838">
                <text:p>146.83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46.571">
                <text:p>146.57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46.305">
                <text:p>146.30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46.039">
                <text:p>146.03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45.774">
                <text:p>145.77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45.51">
                <text:p>145.5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45.246">
                <text:p>145.24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44.983">
                <text:p>144.98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44.72">
                <text:p>144.7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44.458">
                <text:p>144.45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44.196">
                <text:p>144.19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43.935">
                <text:p>143.93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43.674">
                <text:p>143.67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43.414">
                <text:p>143.41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43.155">
                <text:p>143.15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42.896">
                <text:p>142.89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42.637">
                <text:p>142.63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42.38">
                <text:p>142.3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42.122">
                <text:p>142.12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41.866">
                <text:p>141.86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41.609">
                <text:p>141.60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41.354">
                <text:p>141.35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41.099">
                <text:p>141.09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40.844">
                <text:p>140.84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40.59">
                <text:p>140.5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40.337">
                <text:p>140.33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40.084">
                <text:p>140.08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39.831">
                <text:p>139.83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39.579">
                <text:p>139.57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39.328">
                <text:p>139.32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39.077">
                <text:p>139.07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38.827">
                <text:p>138.82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38.577">
                <text:p>138.57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38.328">
                <text:p>138.32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38.079">
                <text:p>138.07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37.831">
                <text:p>137.83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37.583">
                <text:p>137.58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37.336">
                <text:p>137.33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37.09">
                <text:p>137.0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36.844">
                <text:p>136.84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36.598">
                <text:p>136.59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36.353">
                <text:p>136.35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36.109">
                <text:p>136.10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35.865">
                <text:p>135.86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35.621">
                <text:p>135.62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35.378">
                <text:p>135.37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35.136">
                <text:p>135.13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34.894">
                <text:p>134.89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34.652">
                <text:p>134.65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34.411">
                <text:p>134.41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34.171">
                <text:p>134.17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33.931">
                <text:p>133.93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33.692">
                <text:p>133.69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33.453">
                <text:p>133.45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33.215">
                <text:p>133.21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32.977">
                <text:p>132.97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32.739">
                <text:p>132.73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32.503">
                <text:p>132.50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32.266">
                <text:p>132.26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32.03">
                <text:p>132.0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31.795">
                <text:p>131.79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31.56">
                <text:p>131.5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31.326">
                <text:p>131.32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31.092">
                <text:p>131.09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30.859">
                <text:p>130.85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30.626">
                <text:p>130.62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30.393">
                <text:p>130.39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30.162">
                <text:p>130.16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29.93">
                <text:p>129.9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29.699">
                <text:p>129.69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29.469">
                <text:p>129.46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29.239">
                <text:p>129.23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29.009">
                <text:p>129.00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28.781">
                <text:p>128.78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28.552">
                <text:p>128.55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28.324">
                <text:p>128.32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28.097">
                <text:p>128.09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27.87">
                <text:p>127.8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27.643">
                <text:p>127.64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27.417">
                <text:p>127.41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27.191">
                <text:p>127.19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26.966">
                <text:p>126.96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26.742">
                <text:p>126.74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26.518">
                <text:p>126.51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26.294">
                <text:p>126.29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26.071">
                <text:p>126.07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25.848">
                <text:p>125.84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25.626">
                <text:p>125.62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25.404">
                <text:p>125.40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25.183">
                <text:p>125.18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24.962">
                <text:p>124.96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24.742">
                <text:p>124.74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24.522">
                <text:p>124.52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24.302">
                <text:p>124.30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24.083">
                <text:p>124.08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23.865">
                <text:p>123.86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23.647">
                <text:p>123.64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23.429">
                <text:p>123.42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23.212">
                <text:p>123.21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22.995">
                <text:p>122.99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22.779">
                <text:p>122.77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22.564">
                <text:p>122.56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22.348">
                <text:p>122.34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22.133">
                <text:p>122.13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21.919">
                <text:p>121.91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21.705">
                <text:p>121.70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21.492">
                <text:p>121.49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21.279">
                <text:p>121.27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21.066">
                <text:p>121.06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20.854">
                <text:p>120.85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20.642">
                <text:p>120.64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20.431">
                <text:p>120.43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20.22">
                <text:p>120.2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20.01">
                <text:p>120.0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19.8">
                <text:p>119.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19.591">
                <text:p>119.59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19.382">
                <text:p>119.38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19.173">
                <text:p>119.17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18.965">
                <text:p>118.96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18.758">
                <text:p>118.75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18.55">
                <text:p>118.5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18.344">
                <text:p>118.34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18.137">
                <text:p>118.13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17.931">
                <text:p>117.93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17.726">
                <text:p>117.72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17.521">
                <text:p>117.52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17.316">
                <text:p>117.31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17.112">
                <text:p>117.11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16.908">
                <text:p>116.90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16.705">
                <text:p>116.70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16.502">
                <text:p>116.50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16.3">
                <text:p>116.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16.098">
                <text:p>116.09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15.896">
                <text:p>115.89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15.695">
                <text:p>115.69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15.494">
                <text:p>115.49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15.294">
                <text:p>115.29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15.094">
                <text:p>115.09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14.895">
                <text:p>114.89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14.696">
                <text:p>114.69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14.497">
                <text:p>114.49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14.299">
                <text:p>114.29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14.101">
                <text:p>114.10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13.904">
                <text:p>113.90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13.707">
                <text:p>113.70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13.51">
                <text:p>113.5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13.314">
                <text:p>113.31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13.119">
                <text:p>113.11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12.923">
                <text:p>112.92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12.729">
                <text:p>112.72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12.534">
                <text:p>112.53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12.34">
                <text:p>112.3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12.147">
                <text:p>112.14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11.953">
                <text:p>111.95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11.761">
                <text:p>111.76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11.568">
                <text:p>111.56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11.376">
                <text:p>111.37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11.185">
                <text:p>111.18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10.993">
                <text:p>110.99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10.803">
                <text:p>110.80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10.612">
                <text:p>110.61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10.422">
                <text:p>110.42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10.233">
                <text:p>110.23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10.044">
                <text:p>110.04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09.855">
                <text:p>109.85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09.667">
                <text:p>109.66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09.479">
                <text:p>109.47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09.291">
                <text:p>109.29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09.104">
                <text:p>109.10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08.917">
                <text:p>108.91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08.731">
                <text:p>108.73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08.545">
                <text:p>108.54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08.359">
                <text:p>108.35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08.174">
                <text:p>108.17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07.989">
                <text:p>107.98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07.805">
                <text:p>107.80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07.621">
                <text:p>107.62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07.437">
                <text:p>107.43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07.254">
                <text:p>107.25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07.071">
                <text:p>107.07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06.889">
                <text:p>106.88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06.707">
                <text:p>106.70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06.525">
                <text:p>106.52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06.344">
                <text:p>106.34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06.163">
                <text:p>106.16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05.983">
                <text:p>105.98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05.802">
                <text:p>105.80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05.623">
                <text:p>105.62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05.443">
                <text:p>105.44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05.264">
                <text:p>105.26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05.086">
                <text:p>105.08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04.908">
                <text:p>104.90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04.73">
                <text:p>104.7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04.552">
                <text:p>104.55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04.375">
                <text:p>104.37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04.198">
                <text:p>104.19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04.022">
                <text:p>104.02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03.846">
                <text:p>103.84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03.67">
                <text:p>103.6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03.495">
                <text:p>103.49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03.32">
                <text:p>103.3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03.146">
                <text:p>103.14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02.972">
                <text:p>102.97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02.798">
                <text:p>102.79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02.625">
                <text:p>102.62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02.452">
                <text:p>102.45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02.279">
                <text:p>102.27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02.107">
                <text:p>102.10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01.935">
                <text:p>101.93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01.763">
                <text:p>101.76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01.592">
                <text:p>101.59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01.421">
                <text:p>101.42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01.251">
                <text:p>101.25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01.081">
                <text:p>101.08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00.911">
                <text:p>100.91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00.741">
                <text:p>100.74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00.572">
                <text:p>100.57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00.404">
                <text:p>100.40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00.235">
                <text:p>100.23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00.068">
                <text:p>100.06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99.8999">
                <text:p>99.899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99.7327">
                <text:p>99.732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99.5658">
                <text:p>99.565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99.3993">
                <text:p>99.399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99.2331">
                <text:p>99.233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99.0673">
                <text:p>99.067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98.9018">
                <text:p>98.901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98.7367">
                <text:p>98.736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98.5719">
                <text:p>98.571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98.4075">
                <text:p>98.407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98.2434">
                <text:p>98.243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98.0797">
                <text:p>98.079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97.9163">
                <text:p>97.916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97.7533">
                <text:p>97.753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97.5906">
                <text:p>97.590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97.4283">
                <text:p>97.428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97.2663">
                <text:p>97.266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97.1046">
                <text:p>97.104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96.9433">
                <text:p>96.943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96.7823">
                <text:p>96.782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96.6217">
                <text:p>96.621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96.4614">
                <text:p>96.461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96.3014">
                <text:p>96.301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96.1418">
                <text:p>96.141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95.9825">
                <text:p>95.982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95.8236">
                <text:p>95.823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95.665">
                <text:p>95.66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95.5067">
                <text:p>95.506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95.3488">
                <text:p>95.348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95.1912">
                <text:p>95.191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95.034">
                <text:p>95.03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94.877">
                <text:p>94.87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94.7205">
                <text:p>94.720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94.5642">
                <text:p>94.564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94.4083">
                <text:p>94.408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94.2527">
                <text:p>94.252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94.0974">
                <text:p>94.097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93.9425">
                <text:p>93.942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93.7878">
                <text:p>93.787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93.6336">
                <text:p>93.633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93.4796">
                <text:p>93.479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93.326">
                <text:p>93.32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93.1727">
                <text:p>93.172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93.0197">
                <text:p>93.019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92.867">
                <text:p>92.86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92.7147">
                <text:p>92.714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92.5627">
                <text:p>92.562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92.411">
                <text:p>92.41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92.2597">
                <text:p>92.259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92.1086">
                <text:p>92.108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91.9579">
                <text:p>91.957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91.8075">
                <text:p>91.807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91.6574">
                <text:p>91.657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91.5076">
                <text:p>91.507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91.3582">
                <text:p>91.358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91.209">
                <text:p>91.20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91.0602">
                <text:p>91.060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90.9117">
                <text:p>90.911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90.7635">
                <text:p>90.763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90.6157">
                <text:p>90.615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90.4681">
                <text:p>90.468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90.3209">
                <text:p>90.320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90.1739">
                <text:p>90.173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90.0273">
                <text:p>90.027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89.881">
                <text:p>89.88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89.735">
                <text:p>89.73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89.5893">
                <text:p>89.589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89.4439">
                <text:p>89.443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89.2988">
                <text:p>89.298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89.1541">
                <text:p>89.154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89.0096">
                <text:p>89.009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88.8654">
                <text:p>88.865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88.7216">
                <text:p>88.721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88.578">
                <text:p>88.57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88.4348">
                <text:p>88.434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88.2919">
                <text:p>88.291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88.1492">
                <text:p>88.149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88.0069">
                <text:p>88.006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87.8649">
                <text:p>87.864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87.7231">
                <text:p>87.723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87.5817">
                <text:p>87.581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87.4406">
                <text:p>87.440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87.2998">
                <text:p>87.299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87.1592">
                <text:p>87.159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87.019">
                <text:p>87.01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86.8791">
                <text:p>86.879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86.7394">
                <text:p>86.739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86.6001">
                <text:p>86.600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86.461">
                <text:p>86.46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86.3223">
                <text:p>86.322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86.1838">
                <text:p>86.183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86.0456">
                <text:p>86.045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85.9078">
                <text:p>85.907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85.7702">
                <text:p>85.770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85.6329">
                <text:p>85.632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85.4959">
                <text:p>85.495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85.3592">
                <text:p>85.359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85.2228">
                <text:p>85.222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85.0866">
                <text:p>85.086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84.9508">
                <text:p>84.950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84.8152">
                <text:p>84.815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84.68">
                <text:p>84.6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84.545">
                <text:p>84.54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84.4103">
                <text:p>84.410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84.2759">
                <text:p>84.275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84.1418">
                <text:p>84.141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84.0079">
                <text:p>84.007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83.8744">
                <text:p>83.874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83.7411">
                <text:p>83.741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83.6081">
                <text:p>83.608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83.4754">
                <text:p>83.475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83.343">
                <text:p>83.34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83.2109">
                <text:p>83.210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83.079">
                <text:p>83.07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82.9474">
                <text:p>82.947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82.8161">
                <text:p>82.816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82.6851">
                <text:p>82.685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82.5543">
                <text:p>82.554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82.4239">
                <text:p>82.423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82.2937">
                <text:p>82.293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82.1637">
                <text:p>82.163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82.0341">
                <text:p>82.034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81.9047">
                <text:p>81.904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81.7756">
                <text:p>81.775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81.6468">
                <text:p>81.646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81.5183">
                <text:p>81.518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81.39">
                <text:p>81.3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81.262">
                <text:p>81.26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81.1342">
                <text:p>81.134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81.0068">
                <text:p>81.006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80.8796">
                <text:p>80.879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80.7527">
                <text:p>80.752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80.626">
                <text:p>80.62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80.4996">
                <text:p>80.499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80.3735">
                <text:p>80.373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80.2477">
                <text:p>80.247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80.1221">
                <text:p>80.122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79.9968">
                <text:p>79.996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79.8717">
                <text:p>79.871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79.7469">
                <text:p>79.746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79.6224">
                <text:p>79.622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79.4981">
                <text:p>79.498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79.3742">
                <text:p>79.374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79.2504">
                <text:p>79.250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79.127">
                <text:p>79.12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79.0037">
                <text:p>79.003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78.8808">
                <text:p>78.880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78.7581">
                <text:p>78.758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78.6357">
                <text:p>78.635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78.5135">
                <text:p>78.513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78.3916">
                <text:p>78.391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78.27">
                <text:p>78.2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78.1486">
                <text:p>78.148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78.0274">
                <text:p>78.027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77.9065">
                <text:p>77.906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77.7859">
                <text:p>77.785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77.6656">
                <text:p>77.665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77.5454">
                <text:p>77.545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77.4256">
                <text:p>77.425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77.306">
                <text:p>77.30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77.1866">
                <text:p>77.186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77.0676">
                <text:p>77.067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76.9487">
                <text:p>76.948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76.8301">
                <text:p>76.830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76.7118">
                <text:p>76.711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76.5937">
                <text:p>76.593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76.4759">
                <text:p>76.475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76.3583">
                <text:p>76.358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76.2409">
                <text:p>76.240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76.1238">
                <text:p>76.123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76.007">
                <text:p>76.00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75.8904">
                <text:p>75.890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75.774">
                <text:p>75.77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75.6579">
                <text:p>75.657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75.5421">
                <text:p>75.542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75.4265">
                <text:p>75.426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75.3111">
                <text:p>75.311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75.196">
                <text:p>75.19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75.0811">
                <text:p>75.081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74.9665">
                <text:p>74.966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74.8521">
                <text:p>74.852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74.738">
                <text:p>74.73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74.6241">
                <text:p>74.624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74.5104">
                <text:p>74.510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74.397">
                <text:p>74.39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74.2838">
                <text:p>74.283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74.1708">
                <text:p>74.170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74.0581">
                <text:p>74.058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73.9457">
                <text:p>73.945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73.8335">
                <text:p>73.833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73.7215">
                <text:p>73.721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73.6097">
                <text:p>73.609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73.4982">
                <text:p>73.498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73.3869">
                <text:p>73.386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73.2759">
                <text:p>73.275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73.1651">
                <text:p>73.165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73.0545">
                <text:p>73.054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72.9442">
                <text:p>72.944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72.8341">
                <text:p>72.834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72.7242">
                <text:p>72.724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72.6146">
                <text:p>72.614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72.5052">
                <text:p>72.505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72.396">
                <text:p>72.39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72.2871">
                <text:p>72.287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72.1783">
                <text:p>72.178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72.0699">
                <text:p>72.069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71.9616">
                <text:p>71.961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71.8536">
                <text:p>71.853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71.7458">
                <text:p>71.745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71.6383">
                <text:p>71.638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71.5309">
                <text:p>71.530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71.4238">
                <text:p>71.423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71.3169">
                <text:p>71.316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71.2103">
                <text:p>71.210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71.1038">
                <text:p>71.103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70.9976">
                <text:p>70.997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70.8917">
                <text:p>70.891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70.7859">
                <text:p>70.785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70.6804">
                <text:p>70.680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70.5751">
                <text:p>70.575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70.47">
                <text:p>70.4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70.3651">
                <text:p>70.365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70.2605">
                <text:p>70.260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70.1561">
                <text:p>70.156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70.0519">
                <text:p>70.051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69.9479">
                <text:p>69.947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69.8442">
                <text:p>69.844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69.7406">
                <text:p>69.740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69.6373">
                <text:p>69.637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69.5342">
                <text:p>69.534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69.4314">
                <text:p>69.431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69.3287">
                <text:p>69.328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69.2263">
                <text:p>69.226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69.124">
                <text:p>69.12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69.022">
                <text:p>69.02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68.9202">
                <text:p>68.920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68.8187">
                <text:p>68.818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68.7173">
                <text:p>68.717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68.6162">
                <text:p>68.616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68.5153">
                <text:p>68.515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68.4145">
                <text:p>68.414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68.314">
                <text:p>68.31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68.2137">
                <text:p>68.213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68.1137">
                <text:p>68.113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68.0138">
                <text:p>68.013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67.9142">
                <text:p>67.914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67.8147">
                <text:p>67.814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67.7155">
                <text:p>67.715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67.6165">
                <text:p>67.616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67.5177">
                <text:p>67.517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67.4191">
                <text:p>67.419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67.3207">
                <text:p>67.320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67.2225">
                <text:p>67.222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67.1245">
                <text:p>67.124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67.0267">
                <text:p>67.026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66.9292">
                <text:p>66.929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66.8318">
                <text:p>66.831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66.7347">
                <text:p>66.734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66.6377">
                <text:p>66.637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66.541">
                <text:p>66.54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66.4445">
                <text:p>66.444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66.3482">
                <text:p>66.348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66.252">
                <text:p>66.25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66.1561">
                <text:p>66.156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66.0604">
                <text:p>66.060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65.9649">
                <text:p>65.964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65.8696">
                <text:p>65.869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65.7745">
                <text:p>65.774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65.6796">
                <text:p>65.679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65.5849">
                <text:p>65.584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65.4904">
                <text:p>65.490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65.3961">
                <text:p>65.396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65.302">
                <text:p>65.30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65.2081">
                <text:p>65.208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65.1143">
                <text:p>65.114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65.0208">
                <text:p>65.020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64.9275">
                <text:p>64.927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64.8344">
                <text:p>64.834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64.7415">
                <text:p>64.741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64.6488">
                <text:p>64.648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64.5563">
                <text:p>64.556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64.464">
                <text:p>64.46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64.3718">
                <text:p>64.371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64.2799">
                <text:p>64.279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64.1882">
                <text:p>64.188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64.0966">
                <text:p>64.096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64.0053">
                <text:p>64.005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63.9141">
                <text:p>63.914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63.8232">
                <text:p>63.823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63.7324">
                <text:p>63.732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63.6418">
                <text:p>63.641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63.5514">
                <text:p>63.551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63.4612">
                <text:p>63.461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63.3712">
                <text:p>63.371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63.2814">
                <text:p>63.281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63.1918">
                <text:p>63.191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63.1024">
                <text:p>63.102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63.0131">
                <text:p>63.013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62.9241">
                <text:p>62.924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62.8352">
                <text:p>62.835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62.7465">
                <text:p>62.746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62.658">
                <text:p>62.65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62.5697">
                <text:p>62.569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62.4816">
                <text:p>62.481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62.3937">
                <text:p>62.393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62.306">
                <text:p>62.30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62.2184">
                <text:p>62.218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62.131">
                <text:p>62.13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62.0439">
                <text:p>62.043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61.9569">
                <text:p>61.956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61.87">
                <text:p>61.8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61.7834">
                <text:p>61.783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61.697">
                <text:p>61.69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61.6107">
                <text:p>61.610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61.5246">
                <text:p>61.524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61.4387">
                <text:p>61.438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61.353">
                <text:p>61.35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61.2675">
                <text:p>61.267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61.1821">
                <text:p>61.182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61.097">
                <text:p>61.09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61.012">
                <text:p>61.01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60.9272">
                <text:p>60.927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60.8425">
                <text:p>60.842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60.7581">
                <text:p>60.758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60.6738">
                <text:p>60.673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60.5897">
                <text:p>60.589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60.5058">
                <text:p>60.505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60.4221">
                <text:p>60.422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60.3385">
                <text:p>60.338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60.2551">
                <text:p>60.255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60.1719">
                <text:p>60.171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60.0889">
                <text:p>60.088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60.006">
                <text:p>60.00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59.9233">
                <text:p>59.923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59.8408">
                <text:p>59.840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59.7585">
                <text:p>59.758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59.6764">
                <text:p>59.676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59.5944">
                <text:p>59.594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59.5126">
                <text:p>59.512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59.4309">
                <text:p>59.430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59.3495">
                <text:p>59.349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59.2682">
                <text:p>59.268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59.1871">
                <text:p>59.187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59.1061">
                <text:p>59.106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59.0254">
                <text:p>59.025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58.9448">
                <text:p>58.944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58.8643">
                <text:p>58.864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58.7841">
                <text:p>58.784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58.704">
                <text:p>58.70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58.6241">
                <text:p>58.624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58.5443">
                <text:p>58.544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58.4647">
                <text:p>58.464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58.3853">
                <text:p>58.385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58.3061">
                <text:p>58.306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58.227">
                <text:p>58.22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58.1481">
                <text:p>58.148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58.0694">
                <text:p>58.069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57.9908">
                <text:p>57.990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57.9124">
                <text:p>57.912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57.8341">
                <text:p>57.834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57.7561">
                <text:p>57.756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57.6782">
                <text:p>57.678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57.6004">
                <text:p>57.600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57.5228">
                <text:p>57.522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57.4454">
                <text:p>57.445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57.3682">
                <text:p>57.368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57.2911">
                <text:p>57.291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57.2142">
                <text:p>57.214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57.1374">
                <text:p>57.137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57.0608">
                <text:p>57.060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56.9844">
                <text:p>56.984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56.9081">
                <text:p>56.908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56.832">
                <text:p>56.83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56.756">
                <text:p>56.75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56.6802">
                <text:p>56.680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56.6046">
                <text:p>56.604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56.5291">
                <text:p>56.529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56.4538">
                <text:p>56.453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56.3787">
                <text:p>56.378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56.3037">
                <text:p>56.303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56.2289">
                <text:p>56.228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56.1542">
                <text:p>56.154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56.0797">
                <text:p>56.079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56.0053">
                <text:p>56.005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55.9311">
                <text:p>55.931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55.8571">
                <text:p>55.857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55.7832">
                <text:p>55.783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55.7095">
                <text:p>55.709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55.6359">
                <text:p>55.635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55.5625">
                <text:p>55.562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55.4892">
                <text:p>55.489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55.4161">
                <text:p>55.416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55.3432">
                <text:p>55.343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55.2704">
                <text:p>55.270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55.1977">
                <text:p>55.197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55.1253">
                <text:p>55.125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55.0529">
                <text:p>55.052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54.9807">
                <text:p>54.980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54.9087">
                <text:p>54.908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54.8368">
                <text:p>54.836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54.7651">
                <text:p>54.765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54.6936">
                <text:p>54.693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54.6221">
                <text:p>54.622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54.5509">
                <text:p>54.550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54.4798">
                <text:p>54.479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54.4088">
                <text:p>54.408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54.338">
                <text:p>54.33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54.2673">
                <text:p>54.267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54.1968">
                <text:p>54.196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54.1264">
                <text:p>54.126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54.0562">
                <text:p>54.056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53.9861">
                <text:p>53.986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53.9162">
                <text:p>53.916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53.8465">
                <text:p>53.846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53.7768">
                <text:p>53.776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53.7074">
                <text:p>53.707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53.638">
                <text:p>53.63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53.5688">
                <text:p>53.568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53.4998">
                <text:p>53.499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53.4309">
                <text:p>53.430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53.3622">
                <text:p>53.362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53.2936">
                <text:p>53.293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53.2251">
                <text:p>53.225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53.1568">
                <text:p>53.156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53.0887">
                <text:p>53.088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53.0207">
                <text:p>53.020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52.9528">
                <text:p>52.952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52.8851">
                <text:p>52.885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52.8175">
                <text:p>52.817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52.75">
                <text:p>52.7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52.6827">
                <text:p>52.682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52.6156">
                <text:p>52.615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52.5486">
                <text:p>52.548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52.4817">
                <text:p>52.481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52.415">
                <text:p>52.41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52.3484">
                <text:p>52.348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52.2819">
                <text:p>52.281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52.2156">
                <text:p>52.215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52.1495">
                <text:p>52.149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52.0834">
                <text:p>52.083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52.0175">
                <text:p>52.017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51.9518">
                <text:p>51.951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51.8862">
                <text:p>51.886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51.8207">
                <text:p>51.820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51.7554">
                <text:p>51.755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51.6902">
                <text:p>51.690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51.6252">
                <text:p>51.625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51.5602">
                <text:p>51.560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51.4955">
                <text:p>51.495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51.4308">
                <text:p>51.430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51.3663">
                <text:p>51.366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51.302">
                <text:p>51.30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51.2377">
                <text:p>51.237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51.1736">
                <text:p>51.173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51.1097">
                <text:p>51.109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51.0459">
                <text:p>51.045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50.9822">
                <text:p>50.982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50.9186">
                <text:p>50.918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50.8552">
                <text:p>50.855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50.7919">
                <text:p>50.791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50.7288">
                <text:p>50.728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50.6658">
                <text:p>50.665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50.6029">
                <text:p>50.602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50.5401">
                <text:p>50.540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50.4775">
                <text:p>50.477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50.415">
                <text:p>50.41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50.3527">
                <text:p>50.352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50.2905">
                <text:p>50.290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50.2284">
                <text:p>50.228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50.1664">
                <text:p>50.166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50.1046">
                <text:p>50.104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50.0429">
                <text:p>50.042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49.9814">
                <text:p>49.981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49.9199">
                <text:p>49.919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49.8586">
                <text:p>49.858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49.7975">
                <text:p>49.797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49.7364">
                <text:p>49.736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49.6755">
                <text:p>49.675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49.6147">
                <text:p>49.614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49.5541">
                <text:p>49.554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49.4935">
                <text:p>49.493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49.4332">
                <text:p>49.433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49.3729">
                <text:p>49.372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49.3127">
                <text:p>49.312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49.2527">
                <text:p>49.252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49.1928">
                <text:p>49.192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49.1331">
                <text:p>49.133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49.0735">
                <text:p>49.073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49.014">
                <text:p>49.01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48.9546">
                <text:p>48.954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48.8953">
                <text:p>48.895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48.8362">
                <text:p>48.836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48.7772">
                <text:p>48.777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48.7183">
                <text:p>48.718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48.6596">
                <text:p>48.659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48.6009">
                <text:p>48.600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48.5424">
                <text:p>48.542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48.4841">
                <text:p>48.484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48.4258">
                <text:p>48.425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48.3677">
                <text:p>48.367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48.3097">
                <text:p>48.309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48.2518">
                <text:p>48.251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48.194">
                <text:p>48.19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48.1364">
                <text:p>48.136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48.0788">
                <text:p>48.078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48.0215">
                <text:p>48.021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47.9642">
                <text:p>47.964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47.907">
                <text:p>47.90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47.85">
                <text:p>47.8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47.7931">
                <text:p>47.793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47.7363">
                <text:p>47.736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47.6796">
                <text:p>47.679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47.6231">
                <text:p>47.623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47.5666">
                <text:p>47.566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47.5103">
                <text:p>47.510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47.4541">
                <text:p>47.454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47.3981">
                <text:p>47.398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47.3421">
                <text:p>47.342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47.2863">
                <text:p>47.286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47.2305">
                <text:p>47.230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47.1749">
                <text:p>47.174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47.1195">
                <text:p>47.119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47.0641">
                <text:p>47.064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47.0089">
                <text:p>47.008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46.9537">
                <text:p>46.953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46.8987">
                <text:p>46.898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46.8438">
                <text:p>46.843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46.789">
                <text:p>46.78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46.7344">
                <text:p>46.734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46.6798">
                <text:p>46.679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46.6254">
                <text:p>46.625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46.5711">
                <text:p>46.571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46.5169">
                <text:p>46.516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46.4628">
                <text:p>46.462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46.4088">
                <text:p>46.408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46.355">
                <text:p>46.35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46.3012">
                <text:p>46.301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46.2476">
                <text:p>46.247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46.1941">
                <text:p>46.194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46.1407">
                <text:p>46.140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46.0874">
                <text:p>46.087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46.0342">
                <text:p>46.034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45.9812">
                <text:p>45.981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45.9282">
                <text:p>45.928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45.8754">
                <text:p>45.875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45.8226">
                <text:p>45.822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45.77">
                <text:p>45.7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45.7175">
                <text:p>45.717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45.6651">
                <text:p>45.665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45.6128">
                <text:p>45.612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45.5607">
                <text:p>45.560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45.5086">
                <text:p>45.508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45.4567">
                <text:p>45.456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45.4048">
                <text:p>45.404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45.3531">
                <text:p>45.353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45.3015">
                <text:p>45.301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45.25">
                <text:p>45.2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45.1986">
                <text:p>45.198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45.1473">
                <text:p>45.147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45.0961">
                <text:p>45.096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45.045">
                <text:p>45.04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44.9941">
                <text:p>44.994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44.9432">
                <text:p>44.943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44.8924">
                <text:p>44.892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44.8418">
                <text:p>44.841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44.7913">
                <text:p>44.791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44.7408">
                <text:p>44.740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44.6905">
                <text:p>44.690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44.6403">
                <text:p>44.640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44.5902">
                <text:p>44.590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44.5402">
                <text:p>44.540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44.4903">
                <text:p>44.490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44.4405">
                <text:p>44.440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44.3908">
                <text:p>44.390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44.3412">
                <text:p>44.341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44.2918">
                <text:p>44.291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44.2424">
                <text:p>44.242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44.1931">
                <text:p>44.193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44.144">
                <text:p>44.14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44.0949">
                <text:p>44.094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44.0459">
                <text:p>44.045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43.9971">
                <text:p>43.997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43.9484">
                <text:p>43.948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43.8997">
                <text:p>43.899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43.8512">
                <text:p>43.851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43.8027">
                <text:p>43.802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43.7544">
                <text:p>43.754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43.7062">
                <text:p>43.706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43.658">
                <text:p>43.65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43.61">
                <text:p>43.6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43.5621">
                <text:p>43.562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43.5143">
                <text:p>43.514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43.4665">
                <text:p>43.466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43.4189">
                <text:p>43.418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43.3714">
                <text:p>43.371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43.324">
                <text:p>43.32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43.2767">
                <text:p>43.276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43.2295">
                <text:p>43.229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43.1823">
                <text:p>43.182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43.1353">
                <text:p>43.135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43.0884">
                <text:p>43.088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43.0416">
                <text:p>43.041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42.9949">
                <text:p>42.994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42.9482">
                <text:p>42.948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42.9017">
                <text:p>42.901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42.8553">
                <text:p>42.855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42.809">
                <text:p>42.80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42.7627">
                <text:p>42.762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42.7166">
                <text:p>42.716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42.6706">
                <text:p>42.670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42.6246">
                <text:p>42.624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42.5788">
                <text:p>42.578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42.5331">
                <text:p>42.533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42.4874">
                <text:p>42.487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42.4419">
                <text:p>42.441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42.3964">
                <text:p>42.396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42.3511">
                <text:p>42.351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42.3058">
                <text:p>42.305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42.2607">
                <text:p>42.260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42.2156">
                <text:p>42.215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42.1706">
                <text:p>42.170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42.1258">
                <text:p>42.125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42.081">
                <text:p>42.08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42.0363">
                <text:p>42.036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41.9917">
                <text:p>41.991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41.9472">
                <text:p>41.947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41.9028">
                <text:p>41.902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41.8585">
                <text:p>41.858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41.8143">
                <text:p>41.814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41.7702">
                <text:p>41.770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41.7262">
                <text:p>41.726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41.6822">
                <text:p>41.682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41.6384">
                <text:p>41.638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41.5946">
                <text:p>41.594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41.551">
                <text:p>41.55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41.5074">
                <text:p>41.507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41.464">
                <text:p>41.46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41.4206">
                <text:p>41.420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41.3773">
                <text:p>41.377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41.3341">
                <text:p>41.334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41.291">
                <text:p>41.29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41.248">
                <text:p>41.24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41.2051">
                <text:p>41.205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41.1622">
                <text:p>41.162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41.1195">
                <text:p>41.119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41.0769">
                <text:p>41.076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41.0343">
                <text:p>41.034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40.9918">
                <text:p>40.991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40.9495">
                <text:p>40.949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40.9072">
                <text:p>40.907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40.865">
                <text:p>40.86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40.8229">
                <text:p>40.822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40.7809">
                <text:p>40.780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40.7389">
                <text:p>40.738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40.6971">
                <text:p>40.697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40.6553">
                <text:p>40.655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40.6137">
                <text:p>40.613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40.5721">
                <text:p>40.572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40.5306">
                <text:p>40.530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40.4892">
                <text:p>40.489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40.4479">
                <text:p>40.447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40.4067">
                <text:p>40.406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40.3656">
                <text:p>40.365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40.3245">
                <text:p>40.324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40.2836">
                <text:p>40.283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40.2427">
                <text:p>40.242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40.2019">
                <text:p>40.201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40.1612">
                <text:p>40.161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40.1206">
                <text:p>40.120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40.08">
                <text:p>40.0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40.0396">
                <text:p>40.039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39.9992">
                <text:p>39.999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39.959">
                <text:p>39.95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39.9188">
                <text:p>39.918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39.8787">
                <text:p>39.878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39.8387">
                <text:p>39.838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39.7987">
                <text:p>39.798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39.7589">
                <text:p>39.758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39.7191">
                <text:p>39.719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39.6795">
                <text:p>39.679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39.6399">
                <text:p>39.639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39.6004">
                <text:p>39.600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39.5609">
                <text:p>39.560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39.5216">
                <text:p>39.521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39.4823">
                <text:p>39.482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39.4432">
                <text:p>39.443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39.4041">
                <text:p>39.404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39.3651">
                <text:p>39.365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39.3261">
                <text:p>39.326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39.2873">
                <text:p>39.287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39.2485">
                <text:p>39.248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39.2098">
                <text:p>39.209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39.1712">
                <text:p>39.171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39.1327">
                <text:p>39.132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39.0943">
                <text:p>39.094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39.0559">
                <text:p>39.055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39.0177">
                <text:p>39.017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38.9795">
                <text:p>38.979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38.9414">
                <text:p>38.941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38.9033">
                <text:p>38.903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38.8654">
                <text:p>38.865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38.8275">
                <text:p>38.827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38.7897">
                <text:p>38.789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38.752">
                <text:p>38.75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38.7144">
                <text:p>38.714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38.6768">
                <text:p>38.676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38.6394">
                <text:p>38.639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38.602">
                <text:p>38.60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38.5647">
                <text:p>38.564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38.5274">
                <text:p>38.527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38.4903">
                <text:p>38.490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38.4532">
                <text:p>38.453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38.4162">
                <text:p>38.416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38.3793">
                <text:p>38.379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38.3425">
                <text:p>38.342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38.3057">
                <text:p>38.305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38.269">
                <text:p>38.26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38.2324">
                <text:p>38.232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38.1959">
                <text:p>38.195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38.1595">
                <text:p>38.159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38.1231">
                <text:p>38.123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38.0868">
                <text:p>38.086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38.0506">
                <text:p>38.050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38.0144">
                <text:p>38.014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37.9784">
                <text:p>37.978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37.9424">
                <text:p>37.942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37.9065">
                <text:p>37.906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37.8706">
                <text:p>37.870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37.8349">
                <text:p>37.834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37.7992">
                <text:p>37.799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37.7636">
                <text:p>37.763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37.7281">
                <text:p>37.728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37.6926">
                <text:p>37.692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37.6572">
                <text:p>37.657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37.6219">
                <text:p>37.621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37.5867">
                <text:p>37.586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37.5515">
                <text:p>37.551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37.5164">
                <text:p>37.516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37.4814">
                <text:p>37.481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37.4465">
                <text:p>37.446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37.4116">
                <text:p>37.411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37.3768">
                <text:p>37.376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37.3421">
                <text:p>37.342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37.3075">
                <text:p>37.307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37.2729">
                <text:p>37.272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37.2384">
                <text:p>37.238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37.204">
                <text:p>37.20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37.1697">
                <text:p>37.169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37.1354">
                <text:p>37.135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37.1012">
                <text:p>37.101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37.0671">
                <text:p>37.067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37.033">
                <text:p>37.03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36.999">
                <text:p>36.99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36.9651">
                <text:p>36.965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36.9313">
                <text:p>36.931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36.8975">
                <text:p>36.897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36.8638">
                <text:p>36.863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36.8302">
                <text:p>36.830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36.7966">
                <text:p>36.796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36.7631">
                <text:p>36.763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36.7297">
                <text:p>36.729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36.6964">
                <text:p>36.696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36.6631">
                <text:p>36.663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36.6299">
                <text:p>36.629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36.5968">
                <text:p>36.596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36.5637">
                <text:p>36.563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36.5307">
                <text:p>36.530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36.4978">
                <text:p>36.497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36.465">
                <text:p>36.46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36.4322">
                <text:p>36.432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36.3995">
                <text:p>36.399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36.3668">
                <text:p>36.366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36.3343">
                <text:p>36.334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36.3018">
                <text:p>36.301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36.2693">
                <text:p>36.269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36.237">
                <text:p>36.23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36.2047">
                <text:p>36.204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36.1724">
                <text:p>36.172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36.1403">
                <text:p>36.140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36.1082">
                <text:p>36.108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36.0762">
                <text:p>36.076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36.0442">
                <text:p>36.044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36.0123">
                <text:p>36.012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35.9805">
                <text:p>35.980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35.9487">
                <text:p>35.948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35.9171">
                <text:p>35.917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35.8854">
                <text:p>35.885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35.8539">
                <text:p>35.853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35.8224">
                <text:p>35.822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35.791">
                <text:p>35.79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35.7596">
                <text:p>35.759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35.7283">
                <text:p>35.728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35.6971">
                <text:p>35.697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35.666">
                <text:p>35.66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35.6349">
                <text:p>35.634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35.6039">
                <text:p>35.603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35.5729">
                <text:p>35.572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35.542">
                <text:p>35.54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35.5112">
                <text:p>35.511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35.4804">
                <text:p>35.480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35.4497">
                <text:p>35.449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35.4191">
                <text:p>35.419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35.3886">
                <text:p>35.388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35.3581">
                <text:p>35.358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35.3276">
                <text:p>35.327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35.2973">
                <text:p>35.297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35.267">
                <text:p>35.26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35.2367">
                <text:p>35.236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35.2065">
                <text:p>35.206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35.1764">
                <text:p>35.176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35.1464">
                <text:p>35.146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35.1164">
                <text:p>35.116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35.0865">
                <text:p>35.086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35.0566">
                <text:p>35.0566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35.0268">
                <text:p>35.026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34.9971">
                <text:p>34.997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34.9674">
                <text:p>34.967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34.9378">
                <text:p>34.937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34.9083">
                <text:p>34.908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34.8788">
                <text:p>34.8788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34.8494">
                <text:p>34.8494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34.82">
                <text:p>34.8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34.7907">
                <text:p>34.7907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34.7615">
                <text:p>34.761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34.7323">
                <text:p>34.7323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34.7032">
                <text:p>34.703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34.6742">
                <text:p>34.674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